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 style:data-style-name="N11">
      <style:table-cell-properties fo:background-color="#fff200"/>
    </style:style>
    <style:style style:name="ce3" style:family="table-cell" style:parent-style-name="Default" style:data-style-name="N4">
      <style:table-cell-properties fo:background-color="#fff200"/>
    </style:style>
    <style:style style:name="ce4" style:family="table-cell" style:parent-style-name="Default" style:data-style-name="N11"/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4">
      <style:table-cell-properties fo:background-color="transparent"/>
    </style:style>
    <style:style style:name="ce11" style:family="table-cell" style:parent-style-name="Default" style:data-style-name="N11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del2_1" table:style-name="ta1">
        <table:shapes>
          <draw:frame draw:z-index="0" draw:style-name="gr1" draw:text-style-name="P1" svg:width="159.97mm" svg:height="90.04mm" svg:x="29.46mm" svg:y="78.09mm">
            <draw:object draw:notify-on-update-of-ranges="Model2_1.B1:Model2_1.B1 Model2_1.B2:Model2_1.B6 Model2_1.C1:Model2_1.C1 Model2_1.C2:Model2_1.C6 Model2_1.D1:Model2_1.D1 Model2_1.D2:Model2_1.D6 Model2_1.E1:Model2_1.E1 Model2_1.E2:Model2_1.E6 Model2_1.F1:Model2_1.F1 Model2_1.F2:Model2_1.F6 Model2_1.G1:Model2_1.G1 Model2_1.G2:Model2_1.G6 Model2_1.H1:Model2_1.H1 Model2_1.H2:Model2_1.H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2"/>
        <table:table-row table:style-name="ro1">
          <table:table-cell table:number-columns-repeated="2"/>
          <table:table-cell office:value-type="string" calcext:value-type="string">
            <text:p>num samples</text:p>
          </table:table-cell>
          <table:table-cell office:value-type="string" calcext:value-type="string">
            <text:p>predicted ok 0</text:p>
          </table:table-cell>
          <table:table-cell table:style-name="ce1" office:value-type="string" calcext:value-type="string">
            <text:p>predicted ok 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805" calcext:value-type="float">
            <text:p>1805</text:p>
          </table:table-cell>
          <table:table-cell office:value-type="float" office:value="1618" calcext:value-type="float">
            <text:p>1618</text:p>
          </table:table-cell>
          <table:table-cell table:formula="of:=[.D2]/[.C2]" office:value-type="percentage" office:value="0.896398891966759" calcext:value-type="percentage">
            <text:p>89,64 %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office:value-type="float" office:value="273" calcext:value-type="float">
            <text:p>273</text:p>
          </table:table-cell>
          <table:table-cell table:formula="of:=[.D3]/[.C3]" office:value-type="percentage" office:value="0.737837837837838" calcext:value-type="percentage">
            <text:p>73,78 %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612" calcext:value-type="float">
            <text:p>612</text:p>
          </table:table-cell>
          <table:table-cell table:formula="of:=[.D4]/[.C4]" office:value-type="percentage" office:value="0.612612612612613" calcext:value-type="percentage">
            <text:p>61,26 %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42" calcext:value-type="float">
            <text:p>42</text:p>
          </table:table-cell>
          <table:table-cell table:formula="of:=[.D5]/[.C5]" office:value-type="percentage" office:value="0.217616580310881" calcext:value-type="percentage">
            <text:p>21,76 %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95" calcext:value-type="float">
            <text:p>295</text:p>
          </table:table-cell>
          <table:table-cell office:value-type="float" office:value="67" calcext:value-type="float">
            <text:p>67</text:p>
          </table:table-cell>
          <table:table-cell table:formula="of:=[.D6]/[.C6]" office:value-type="percentage" office:value="0.227118644067797" calcext:value-type="percentage">
            <text:p>22,71 %</text:p>
          </table:table-cell>
        </table:table-row>
        <table:table-row table:style-name="ro1">
          <table:table-cell table:number-columns-repeated="2"/>
          <table:table-cell table:formula="of:=SUM([.C2:.C6])" office:value-type="float" office:value="3662" calcext:value-type="float">
            <text:p>3662</text:p>
          </table:table-cell>
          <table:table-cell table:formula="of:=SUM([.D2:.D6])" office:value-type="float" office:value="2612" calcext:value-type="float">
            <text:p>2612</text:p>
          </table:table-cell>
          <table:table-cell table:formula="of:=[.D7]/[.C7]" office:value-type="percentage" office:value="0.713271436373566" calcext:value-type="percentage">
            <text:p>71,33 %</text:p>
          </table:table-cell>
        </table:table-row>
      </table:table>
      <table:table table:name="Model2_2" table:style-name="ta1">
        <table:shapes>
          <draw:frame draw:z-index="0" draw:style-name="gr1" draw:text-style-name="P1" svg:width="159.97mm" svg:height="90.04mm" svg:x="29.46mm" svg:y="78.09mm">
            <draw:object draw:notify-on-update-of-ranges="Model2_2.B1:Model2_2.B1 Model2_2.B2:Model2_2.B6 Model2_2.C1:Model2_2.C1 Model2_2.C2:Model2_2.C6 Model2_2.D1:Model2_2.D1 Model2_2.D2:Model2_2.D6 Model2_2.E1:Model2_2.E1 Model2_2.E2:Model2_2.E6 Model2_2.F1:Model2_2.F1 Model2_2.F2:Model2_2.F6 Model2_2.G1:Model2_2.G1 Model2_2.G2:Model2_2.G6 Model2_2.H1:Model2_2.H1 Model2_2.H2:Model2_2.H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4"/>
        <table:table-column table:style-name="co1" table:default-cell-style-name="ce2"/>
        <table:table-column table:style-name="co1" table:number-columns-repeated="3" table:default-cell-style-name="ce4"/>
        <table:table-row table:style-name="ro1">
          <table:table-cell table:number-columns-repeated="2"/>
          <table:table-cell office:value-type="string" calcext:value-type="string">
            <text:p>num samples</text:p>
          </table:table-cell>
          <table:table-cell office:value-type="string" calcext:value-type="string">
            <text:p>predicted ok 0</text:p>
          </table:table-cell>
          <table:table-cell table:style-name="ce1" office:value-type="string" calcext:value-type="string">
            <text:p>predicted ok 1</text:p>
          </table:table-cell>
          <table:table-cell office:value-type="string" calcext:value-type="string">
            <text:p>predicted ok 2</text:p>
          </table:table-cell>
          <table:table-cell office:value-type="string" calcext:value-type="string">
            <text:p>predicted ok 3</text:p>
          </table:table-cell>
          <table:table-cell office:value-type="string" calcext:value-type="string">
            <text:p>predicted ok 4</text:p>
          </table:table-cell>
          <table:table-cell table:style-name="Default" office:value-type="string" calcext:value-type="string">
            <text:p>predicted ok 0</text:p>
          </table:table-cell>
          <table:table-cell table:style-name="ce1" office:value-type="string" calcext:value-type="string">
            <text:p>predicted ok 1</text:p>
          </table:table-cell>
          <table:table-cell table:style-name="Default" office:value-type="string" calcext:value-type="string">
            <text:p>predicted ok 2</text:p>
          </table:table-cell>
          <table:table-cell table:style-name="Default" office:value-type="string" calcext:value-type="string">
            <text:p>predicted ok 3</text:p>
          </table:table-cell>
          <table:table-cell table:style-name="Default" office:value-type="string" calcext:value-type="string">
            <text:p>predicted ok 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805" calcext:value-type="float">
            <text:p>1805</text:p>
          </table:table-cell>
          <table:table-cell office:value-type="float" office:value="1589" calcext:value-type="float">
            <text:p>1589</text:p>
          </table:table-cell>
          <table:table-cell office:value-type="float" office:value="1563" calcext:value-type="float">
            <text:p>1.563,00</text:p>
          </table:table-cell>
          <table:table-cell office:value-type="float" office:value="1575" calcext:value-type="float">
            <text:p>1575</text:p>
          </table:table-cell>
          <table:table-cell office:value-type="float" office:value="1560" calcext:value-type="float">
            <text:p>1560</text:p>
          </table:table-cell>
          <table:table-cell office:value-type="float" office:value="1532" calcext:value-type="float">
            <text:p>1532</text:p>
          </table:table-cell>
          <table:table-cell table:formula="of:=[.D2]/[.$C2]" office:value-type="percentage" office:value="0.880332409972299" calcext:value-type="percentage">
            <text:p>88,03 %</text:p>
          </table:table-cell>
          <table:table-cell table:formula="of:=[.E2]/[.$C2]" office:value-type="percentage" office:value="0.865927977839335" calcext:value-type="percentage">
            <text:p>86,59 %</text:p>
          </table:table-cell>
          <table:table-cell table:formula="of:=[.F2]/[.$C2]" office:value-type="percentage" office:value="0.872576177285318" calcext:value-type="percentage">
            <text:p>87,26 %</text:p>
          </table:table-cell>
          <table:table-cell table:formula="of:=[.G2]/[.$C2]" office:value-type="percentage" office:value="0.864265927977839" calcext:value-type="percentage">
            <text:p>86,43 %</text:p>
          </table:table-cell>
          <table:table-cell table:formula="of:=[.H2]/[.$C2]" office:value-type="percentage" office:value="0.848753462603878" calcext:value-type="percentage">
            <text:p>84,88 %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office:value-type="float" office:value="296" calcext:value-type="float">
            <text:p>296</text:p>
          </table:table-cell>
          <table:table-cell office:value-type="float" office:value="290" calcext:value-type="float">
            <text:p>290,00</text:p>
          </table:table-cell>
          <table:table-cell office:value-type="float" office:value="307" calcext:value-type="float">
            <text:p>307</text:p>
          </table:table-cell>
          <table:table-cell office:value-type="float" office:value="295" calcext:value-type="float">
            <text:p>295</text:p>
          </table:table-cell>
          <table:table-cell office:value-type="float" office:value="300" calcext:value-type="float">
            <text:p>300</text:p>
          </table:table-cell>
          <table:table-cell table:formula="of:=[.D3]/[.$C3]" office:value-type="percentage" office:value="0.8" calcext:value-type="percentage">
            <text:p>80,00 %</text:p>
          </table:table-cell>
          <table:table-cell table:formula="of:=[.E3]/[.$C3]" office:value-type="percentage" office:value="0.783783783783784" calcext:value-type="percentage">
            <text:p>78,38 %</text:p>
          </table:table-cell>
          <table:table-cell table:formula="of:=[.F3]/[.$C3]" office:value-type="percentage" office:value="0.82972972972973" calcext:value-type="percentage">
            <text:p>82,97 %</text:p>
          </table:table-cell>
          <table:table-cell table:formula="of:=[.G3]/[.$C3]" office:value-type="percentage" office:value="0.797297297297297" calcext:value-type="percentage">
            <text:p>79,73 %</text:p>
          </table:table-cell>
          <table:table-cell table:formula="of:=[.H3]/[.$C3]" office:value-type="percentage" office:value="0.810810810810811" calcext:value-type="percentage">
            <text:p>81,08 %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432" calcext:value-type="float">
            <text:p>432</text:p>
          </table:table-cell>
          <table:table-cell office:value-type="float" office:value="442" calcext:value-type="float">
            <text:p>442,00</text:p>
          </table:table-cell>
          <table:table-cell office:value-type="float" office:value="391" calcext:value-type="float">
            <text:p>391</text:p>
          </table:table-cell>
          <table:table-cell office:value-type="float" office:value="417" calcext:value-type="float">
            <text:p>417</text:p>
          </table:table-cell>
          <table:table-cell office:value-type="float" office:value="359" calcext:value-type="float">
            <text:p>359</text:p>
          </table:table-cell>
          <table:table-cell table:formula="of:=[.D4]/[.$C4]" office:value-type="percentage" office:value="0.432432432432432" calcext:value-type="percentage">
            <text:p>43,24 %</text:p>
          </table:table-cell>
          <table:table-cell table:formula="of:=[.E4]/[.$C4]" office:value-type="percentage" office:value="0.442442442442442" calcext:value-type="percentage">
            <text:p>44,24 %</text:p>
          </table:table-cell>
          <table:table-cell table:formula="of:=[.F4]/[.$C4]" office:value-type="percentage" office:value="0.391391391391391" calcext:value-type="percentage">
            <text:p>39,14 %</text:p>
          </table:table-cell>
          <table:table-cell table:formula="of:=[.G4]/[.$C4]" office:value-type="percentage" office:value="0.417417417417417" calcext:value-type="percentage">
            <text:p>41,74 %</text:p>
          </table:table-cell>
          <table:table-cell table:formula="of:=[.H4]/[.$C4]" office:value-type="percentage" office:value="0.359359359359359" calcext:value-type="percentage">
            <text:p>35,94 %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84" calcext:value-type="float">
            <text:p>84</text:p>
          </table:table-cell>
          <table:table-cell office:value-type="float" office:value="170" calcext:value-type="float">
            <text:p>170,00</text:p>
          </table:table-cell>
          <table:table-cell office:value-type="float" office:value="119" calcext:value-type="float">
            <text:p>119</text:p>
          </table:table-cell>
          <table:table-cell office:value-type="float" office:value="106" calcext:value-type="float">
            <text:p>106</text:p>
          </table:table-cell>
          <table:table-cell office:value-type="float" office:value="154" calcext:value-type="float">
            <text:p>154</text:p>
          </table:table-cell>
          <table:table-cell table:formula="of:=[.D5]/[.$C5]" office:value-type="percentage" office:value="0.435233160621762" calcext:value-type="percentage">
            <text:p>43,52 %</text:p>
          </table:table-cell>
          <table:table-cell table:formula="of:=[.E5]/[.$C5]" office:value-type="percentage" office:value="0.880829015544041" calcext:value-type="percentage">
            <text:p>88,08 %</text:p>
          </table:table-cell>
          <table:table-cell table:formula="of:=[.F5]/[.$C5]" office:value-type="percentage" office:value="0.616580310880829" calcext:value-type="percentage">
            <text:p>61,66 %</text:p>
          </table:table-cell>
          <table:table-cell table:formula="of:=[.G5]/[.$C5]" office:value-type="percentage" office:value="0.549222797927461" calcext:value-type="percentage">
            <text:p>54,92 %</text:p>
          </table:table-cell>
          <table:table-cell table:formula="of:=[.H5]/[.$C5]" office:value-type="percentage" office:value="0.797927461139896" calcext:value-type="percentage">
            <text:p>79,79 %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95" calcext:value-type="float">
            <text:p>295</text:p>
          </table:table-cell>
          <table:table-cell office:value-type="float" office:value="182" calcext:value-type="float">
            <text:p>182</text:p>
          </table:table-cell>
          <table:table-cell office:value-type="float" office:value="202" calcext:value-type="float">
            <text:p>202,00</text:p>
          </table:table-cell>
          <table:table-cell office:value-type="float" office:value="173" calcext:value-type="float">
            <text:p>173</text:p>
          </table:table-cell>
          <table:table-cell office:value-type="float" office:value="192" calcext:value-type="float">
            <text:p>192</text:p>
          </table:table-cell>
          <table:table-cell office:value-type="float" office:value="204" calcext:value-type="float">
            <text:p>204</text:p>
          </table:table-cell>
          <table:table-cell table:formula="of:=[.D6]/[.$C6]" office:value-type="percentage" office:value="0.616949152542373" calcext:value-type="percentage">
            <text:p>61,69 %</text:p>
          </table:table-cell>
          <table:table-cell table:formula="of:=[.E6]/[.$C6]" office:value-type="percentage" office:value="0.684745762711864" calcext:value-type="percentage">
            <text:p>68,47 %</text:p>
          </table:table-cell>
          <table:table-cell table:formula="of:=[.F6]/[.$C6]" office:value-type="percentage" office:value="0.586440677966102" calcext:value-type="percentage">
            <text:p>58,64 %</text:p>
          </table:table-cell>
          <table:table-cell table:formula="of:=[.G6]/[.$C6]" office:value-type="percentage" office:value="0.650847457627119" calcext:value-type="percentage">
            <text:p>65,08 %</text:p>
          </table:table-cell>
          <table:table-cell table:formula="of:=[.H6]/[.$C6]" office:value-type="percentage" office:value="0.691525423728814" calcext:value-type="percentage">
            <text:p>69,15 %</text:p>
          </table:table-cell>
        </table:table-row>
        <table:table-row table:style-name="ro1">
          <table:table-cell table:number-columns-repeated="2"/>
          <table:table-cell table:formula="of:=SUM([.C2:.C6])" office:value-type="float" office:value="3662" calcext:value-type="float">
            <text:p>3662</text:p>
          </table:table-cell>
          <table:table-cell table:formula="of:=SUM([.D2:.D6])" office:value-type="float" office:value="2583" calcext:value-type="float">
            <text:p>2583</text:p>
          </table:table-cell>
          <table:table-cell table:style-name="ce1" table:formula="of:=SUM([.E2:.E6])" office:value-type="float" office:value="2667" calcext:value-type="float">
            <text:p>2667</text:p>
          </table:table-cell>
          <table:table-cell table:formula="of:=SUM([.F2:.F6])" office:value-type="float" office:value="2565" calcext:value-type="float">
            <text:p>2565</text:p>
          </table:table-cell>
          <table:table-cell table:formula="of:=SUM([.G2:.G6])" office:value-type="float" office:value="2570" calcext:value-type="float">
            <text:p>2570</text:p>
          </table:table-cell>
          <table:table-cell table:formula="of:=SUM([.H2:.H6])" office:value-type="float" office:value="2549" calcext:value-type="float">
            <text:p>2549</text:p>
          </table:table-cell>
          <table:table-cell table:formula="of:=[.D7]/[.$C7]" office:value-type="percentage" office:value="0.705352266521027" calcext:value-type="percentage">
            <text:p>70,54 %</text:p>
          </table:table-cell>
          <table:table-cell table:formula="of:=[.E7]/[.$C7]" office:value-type="percentage" office:value="0.728290551611141" calcext:value-type="percentage">
            <text:p>72,83 %</text:p>
          </table:table-cell>
          <table:table-cell table:formula="of:=[.F7]/[.$C7]" office:value-type="percentage" office:value="0.700436919716002" calcext:value-type="percentage">
            <text:p>70,04 %</text:p>
          </table:table-cell>
          <table:table-cell table:formula="of:=[.G7]/[.$C7]" office:value-type="percentage" office:value="0.701802293828509" calcext:value-type="percentage">
            <text:p>70,18 %</text:p>
          </table:table-cell>
          <table:table-cell table:formula="of:=[.H7]/[.$C7]" office:value-type="percentage" office:value="0.69606772255598" calcext:value-type="percentage">
            <text:p>69,61 %</text:p>
          </table:table-cell>
        </table:table-row>
      </table:table>
      <table:table table:name="Model2_3" table:style-name="ta1">
        <table:shapes>
          <draw:frame draw:z-index="0" draw:style-name="gr1" draw:text-style-name="P1" svg:width="159.97mm" svg:height="90.04mm" svg:x="29.46mm" svg:y="78.09mm">
            <draw:object draw:notify-on-update-of-ranges="Model2_3.B1:Model2_3.B1 Model2_3.B2:Model2_3.B6 Model2_3.C1:Model2_3.C1 Model2_3.C2:Model2_3.C6 Model2_3.D1:Model2_3.D1 Model2_3.D2:Model2_3.D6 Model2_3.E1:Model2_3.E1 Model2_3.E2:Model2_3.E6 Model2_3.F1:Model2_3.F1 Model2_3.F2:Model2_3.F6 Model2_3.G1:Model2_3.G1 Model2_3.G2:Model2_3.G6 Model2_3.H1:Model2_3.H1 Model2_3.H2:Model2_3.H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2" table:default-cell-style-name="ce10"/>
        <table:table-column table:style-name="co2" table:number-columns-repeated="2" table:default-cell-style-name="ce9"/>
        <table:table-column table:style-name="co2" table:default-cell-style-name="Default"/>
        <table:table-column table:style-name="co2" table:number-columns-repeated="2" table:default-cell-style-name="ce11"/>
        <table:table-column table:style-name="co2" table:number-columns-repeated="3" table:default-cell-style-name="ce4"/>
        <table:table-row table:style-name="ro1">
          <table:table-cell table:number-columns-repeated="2"/>
          <table:table-cell office:value-type="string" calcext:value-type="string">
            <text:p>num samples</text:p>
          </table:table-cell>
          <table:table-cell office:value-type="string" calcext:value-type="string">
            <text:p>predicted ok 0</text:p>
          </table:table-cell>
          <table:table-cell table:style-name="ce9" office:value-type="string" calcext:value-type="string">
            <text:p>predicted ok 1</text:p>
          </table:table-cell>
          <table:table-cell office:value-type="string" calcext:value-type="string">
            <text:p>predicted ok 2</text:p>
          </table:table-cell>
          <table:table-cell office:value-type="string" calcext:value-type="string">
            <text:p>predicted ok 3</text:p>
          </table:table-cell>
          <table:table-cell table:style-name="ce9" office:value-type="string" calcext:value-type="string">
            <text:p>predicted ok 4</text:p>
          </table:table-cell>
          <table:table-cell table:style-name="ce9" office:value-type="string" calcext:value-type="string">
            <text:p>predicted ok 0</text:p>
          </table:table-cell>
          <table:table-cell table:style-name="ce9" office:value-type="string" calcext:value-type="string">
            <text:p>predicted ok 1</text:p>
          </table:table-cell>
          <table:table-cell table:style-name="Default" office:value-type="string" calcext:value-type="string">
            <text:p>predicted ok 2</text:p>
          </table:table-cell>
          <table:table-cell table:style-name="Default" office:value-type="string" calcext:value-type="string">
            <text:p>predicted ok 3</text:p>
          </table:table-cell>
          <table:table-cell table:style-name="Default" office:value-type="string" calcext:value-type="string">
            <text:p>predicted ok 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805" calcext:value-type="float">
            <text:p>1805</text:p>
          </table:table-cell>
          <table:table-cell office:value-type="float" office:value="1586" calcext:value-type="float">
            <text:p>1586</text:p>
          </table:table-cell>
          <table:table-cell office:value-type="float" office:value="1597" calcext:value-type="float">
            <text:p>1.597,00</text:p>
          </table:table-cell>
          <table:table-cell office:value-type="float" office:value="1594" calcext:value-type="float">
            <text:p>1594</text:p>
          </table:table-cell>
          <table:table-cell office:value-type="float" office:value="1625" calcext:value-type="float">
            <text:p>1625</text:p>
          </table:table-cell>
          <table:table-cell office:value-type="float" office:value="1635" calcext:value-type="float">
            <text:p>1635</text:p>
          </table:table-cell>
          <table:table-cell table:formula="of:=[.D2]/[.$C2]" office:value-type="percentage" office:value="0.878670360110803" calcext:value-type="percentage">
            <text:p>87,87 %</text:p>
          </table:table-cell>
          <table:table-cell table:formula="of:=[.E2]/[.$C2]" office:value-type="percentage" office:value="0.884764542936288" calcext:value-type="percentage">
            <text:p>88,48 %</text:p>
          </table:table-cell>
          <table:table-cell table:formula="of:=[.F2]/[.$C2]" office:value-type="percentage" office:value="0.883102493074792" calcext:value-type="percentage">
            <text:p>88,31 %</text:p>
          </table:table-cell>
          <table:table-cell table:formula="of:=[.G2]/[.$C2]" office:value-type="percentage" office:value="0.900277008310249" calcext:value-type="percentage">
            <text:p>90,03 %</text:p>
          </table:table-cell>
          <table:table-cell table:formula="of:=[.H2]/[.$C2]" office:value-type="percentage" office:value="0.905817174515235" calcext:value-type="percentage">
            <text:p>90,58 %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office:value-type="float" office:value="355" calcext:value-type="float">
            <text:p>355</text:p>
          </table:table-cell>
          <table:table-cell office:value-type="float" office:value="362" calcext:value-type="float">
            <text:p>362,00</text:p>
          </table:table-cell>
          <table:table-cell office:value-type="float" office:value="351" calcext:value-type="float">
            <text:p>351</text:p>
          </table:table-cell>
          <table:table-cell office:value-type="float" office:value="353" calcext:value-type="float">
            <text:p>353</text:p>
          </table:table-cell>
          <table:table-cell office:value-type="float" office:value="352" calcext:value-type="float">
            <text:p>352</text:p>
          </table:table-cell>
          <table:table-cell table:formula="of:=[.D3]/[.$C3]" office:value-type="percentage" office:value="0.959459459459459" calcext:value-type="percentage">
            <text:p>95,95 %</text:p>
          </table:table-cell>
          <table:table-cell table:formula="of:=[.E3]/[.$C3]" office:value-type="percentage" office:value="0.978378378378378" calcext:value-type="percentage">
            <text:p>97,84 %</text:p>
          </table:table-cell>
          <table:table-cell table:formula="of:=[.F3]/[.$C3]" office:value-type="percentage" office:value="0.948648648648649" calcext:value-type="percentage">
            <text:p>94,86 %</text:p>
          </table:table-cell>
          <table:table-cell table:formula="of:=[.G3]/[.$C3]" office:value-type="percentage" office:value="0.954054054054054" calcext:value-type="percentage">
            <text:p>95,41 %</text:p>
          </table:table-cell>
          <table:table-cell table:formula="of:=[.H3]/[.$C3]" office:value-type="percentage" office:value="0.951351351351351" calcext:value-type="percentage">
            <text:p>95,14 %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508" calcext:value-type="float">
            <text:p>508</text:p>
          </table:table-cell>
          <table:table-cell office:value-type="float" office:value="436" calcext:value-type="float">
            <text:p>436,00</text:p>
          </table:table-cell>
          <table:table-cell office:value-type="float" office:value="483" calcext:value-type="float">
            <text:p>483</text:p>
          </table:table-cell>
          <table:table-cell office:value-type="float" office:value="489" calcext:value-type="float">
            <text:p>489</text:p>
          </table:table-cell>
          <table:table-cell office:value-type="float" office:value="544" calcext:value-type="float">
            <text:p>544</text:p>
          </table:table-cell>
          <table:table-cell table:formula="of:=[.D4]/[.$C4]" office:value-type="percentage" office:value="0.508508508508508" calcext:value-type="percentage">
            <text:p>50,85 %</text:p>
          </table:table-cell>
          <table:table-cell table:formula="of:=[.E4]/[.$C4]" office:value-type="percentage" office:value="0.436436436436436" calcext:value-type="percentage">
            <text:p>43,64 %</text:p>
          </table:table-cell>
          <table:table-cell table:formula="of:=[.F4]/[.$C4]" office:value-type="percentage" office:value="0.483483483483483" calcext:value-type="percentage">
            <text:p>48,35 %</text:p>
          </table:table-cell>
          <table:table-cell table:formula="of:=[.G4]/[.$C4]" office:value-type="percentage" office:value="0.48948948948949" calcext:value-type="percentage">
            <text:p>48,95 %</text:p>
          </table:table-cell>
          <table:table-cell table:formula="of:=[.H4]/[.$C4]" office:value-type="percentage" office:value="0.544544544544545" calcext:value-type="percentage">
            <text:p>54,45 %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161" calcext:value-type="float">
            <text:p>161</text:p>
          </table:table-cell>
          <table:table-cell office:value-type="float" office:value="144" calcext:value-type="float">
            <text:p>144,00</text:p>
          </table:table-cell>
          <table:table-cell office:value-type="float" office:value="138" calcext:value-type="float">
            <text:p>138</text:p>
          </table:table-cell>
          <table:table-cell office:value-type="float" office:value="110" calcext:value-type="float">
            <text:p>110</text:p>
          </table:table-cell>
          <table:table-cell office:value-type="float" office:value="138" calcext:value-type="float">
            <text:p>138</text:p>
          </table:table-cell>
          <table:table-cell table:formula="of:=[.D5]/[.$C5]" office:value-type="percentage" office:value="0.83419689119171" calcext:value-type="percentage">
            <text:p>83,42 %</text:p>
          </table:table-cell>
          <table:table-cell table:formula="of:=[.E5]/[.$C5]" office:value-type="percentage" office:value="0.746113989637306" calcext:value-type="percentage">
            <text:p>74,61 %</text:p>
          </table:table-cell>
          <table:table-cell table:formula="of:=[.F5]/[.$C5]" office:value-type="percentage" office:value="0.715025906735751" calcext:value-type="percentage">
            <text:p>71,50 %</text:p>
          </table:table-cell>
          <table:table-cell table:formula="of:=[.G5]/[.$C5]" office:value-type="percentage" office:value="0.569948186528497" calcext:value-type="percentage">
            <text:p>56,99 %</text:p>
          </table:table-cell>
          <table:table-cell table:formula="of:=[.H5]/[.$C5]" office:value-type="percentage" office:value="0.715025906735751" calcext:value-type="percentage">
            <text:p>71,50 %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95" calcext:value-type="float">
            <text:p>29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,00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105" calcext:value-type="float">
            <text:p>105</text:p>
          </table:table-cell>
          <table:table-cell table:formula="of:=[.D6]/[.$C6]" office:value-type="percentage" office:value="0.0372881355932203" calcext:value-type="percentage">
            <text:p>3,73 %</text:p>
          </table:table-cell>
          <table:table-cell table:formula="of:=[.E6]/[.$C6]" office:value-type="percentage" office:value="0.0508474576271187" calcext:value-type="percentage">
            <text:p>5,08 %</text:p>
          </table:table-cell>
          <table:table-cell table:formula="of:=[.F6]/[.$C6]" office:value-type="percentage" office:value="0.0610169491525424" calcext:value-type="percentage">
            <text:p>6,10 %</text:p>
          </table:table-cell>
          <table:table-cell table:formula="of:=[.G6]/[.$C6]" office:value-type="percentage" office:value="0.138983050847458" calcext:value-type="percentage">
            <text:p>13,90 %</text:p>
          </table:table-cell>
          <table:table-cell table:formula="of:=[.H6]/[.$C6]" office:value-type="percentage" office:value="0.35593220338983" calcext:value-type="percentage">
            <text:p>35,59 %</text:p>
          </table:table-cell>
        </table:table-row>
        <table:table-row table:style-name="ro1">
          <table:table-cell table:number-columns-repeated="2"/>
          <table:table-cell table:formula="of:=SUM([.C2:.C6])" office:value-type="float" office:value="3662" calcext:value-type="float">
            <text:p>3662</text:p>
          </table:table-cell>
          <table:table-cell table:formula="of:=SUM([.D2:.D6])" office:value-type="float" office:value="2621" calcext:value-type="float">
            <text:p>2621</text:p>
          </table:table-cell>
          <table:table-cell table:style-name="ce9" table:formula="of:=SUM([.E2:.E6])" office:value-type="float" office:value="2554" calcext:value-type="float">
            <text:p>2554</text:p>
          </table:table-cell>
          <table:table-cell table:formula="of:=SUM([.F2:.F6])" office:value-type="float" office:value="2584" calcext:value-type="float">
            <text:p>2584</text:p>
          </table:table-cell>
          <table:table-cell table:formula="of:=SUM([.G2:.G6])" office:value-type="float" office:value="2618" calcext:value-type="float">
            <text:p>2618</text:p>
          </table:table-cell>
          <table:table-cell table:style-name="ce9" table:formula="of:=SUM([.H2:.H6])" office:value-type="float" office:value="2774" calcext:value-type="float">
            <text:p>2774</text:p>
          </table:table-cell>
          <table:table-cell table:formula="of:=[.D7]/[.$C7]" office:value-type="percentage" office:value="0.715729109776079" calcext:value-type="percentage">
            <text:p>71,57 %</text:p>
          </table:table-cell>
          <table:table-cell table:formula="of:=[.E7]/[.$C7]" office:value-type="percentage" office:value="0.697433096668487" calcext:value-type="percentage">
            <text:p>69,74 %</text:p>
          </table:table-cell>
          <table:table-cell table:formula="of:=[.F7]/[.$C7]" office:value-type="percentage" office:value="0.705625341343528" calcext:value-type="percentage">
            <text:p>70,56 %</text:p>
          </table:table-cell>
          <table:table-cell table:formula="of:=[.G7]/[.$C7]" office:value-type="percentage" office:value="0.714909885308575" calcext:value-type="percentage">
            <text:p>71,49 %</text:p>
          </table:table-cell>
          <table:table-cell table:formula="of:=[.H7]/[.$C7]" office:value-type="percentage" office:value="0.757509557618788" calcext:value-type="percentage">
            <text:p>75,75 %</text:p>
          </table:table-cell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9" table:number-columns-repeated="3"/>
          <table:table-cell table:style-name="Default" table:number-columns-repeated="3"/>
        </table:table-row>
      </table:table>
      <table:table table:name="Model2_3a" table:style-name="ta1">
        <table:shapes>
          <draw:frame draw:z-index="0" draw:style-name="gr1" draw:text-style-name="P1" svg:width="159.97mm" svg:height="90.04mm" svg:x="29.46mm" svg:y="78.09mm">
            <draw:object draw:notify-on-update-of-ranges="Model2_3a.B1:Model2_3a.B1 Model2_3a.B2:Model2_3a.B6 Model2_3a.C1:Model2_3a.C1 Model2_3a.C2:Model2_3a.C6 Model2_3a.D1:Model2_3a.D1 Model2_3a.D2:Model2_3a.D6 Model2_3a.E1:Model2_3a.E1 Model2_3a.E2:Model2_3a.E6 Model2_3a.F1:Model2_3a.F1 Model2_3a.F2:Model2_3a.F6 Model2_3a.G1:Model2_3a.G1 Model2_3a.G2:Model2_3a.G6 Model2_3a.H1:Model2_3a.H1 Model2_3a.H2:Model2_3a.H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2" table:default-cell-style-name="ce10"/>
        <table:table-column table:style-name="co2" table:number-columns-repeated="2" table:default-cell-style-name="ce9"/>
        <table:table-column table:style-name="co2" table:number-columns-repeated="2" table:default-cell-style-name="Default"/>
        <table:table-column table:style-name="co2" table:number-columns-repeated="2" table:default-cell-style-name="ce11"/>
        <table:table-column table:style-name="co2" table:number-columns-repeated="3" table:default-cell-style-name="ce4"/>
        <table:table-column table:style-name="co1" table:default-cell-style-name="ce4"/>
        <table:table-row table:style-name="ro1">
          <table:table-cell table:number-columns-repeated="2"/>
          <table:table-cell office:value-type="string" calcext:value-type="string">
            <text:p>num samples</text:p>
          </table:table-cell>
          <table:table-cell office:value-type="string" calcext:value-type="string">
            <text:p>predicted ok 0</text:p>
          </table:table-cell>
          <table:table-cell table:style-name="ce9" office:value-type="string" calcext:value-type="string">
            <text:p>predicted ok 1</text:p>
          </table:table-cell>
          <table:table-cell office:value-type="string" calcext:value-type="string">
            <text:p>predicted ok 2</text:p>
          </table:table-cell>
          <table:table-cell office:value-type="string" calcext:value-type="string">
            <text:p>predicted ok 3</text:p>
          </table:table-cell>
          <table:table-cell table:style-name="ce9" office:value-type="string" calcext:value-type="string">
            <text:p>predicted ok 4</text:p>
          </table:table-cell>
          <table:table-cell table:style-name="ce9" office:value-type="string" calcext:value-type="string">
            <text:p>predicted ok 5</text:p>
          </table:table-cell>
          <table:table-cell table:style-name="ce9" office:value-type="string" calcext:value-type="string">
            <text:p>predicted ok 0</text:p>
          </table:table-cell>
          <table:table-cell table:style-name="ce9" office:value-type="string" calcext:value-type="string">
            <text:p>predicted ok 1</text:p>
          </table:table-cell>
          <table:table-cell table:style-name="Default" office:value-type="string" calcext:value-type="string">
            <text:p>predicted ok 2</text:p>
          </table:table-cell>
          <table:table-cell table:style-name="Default" office:value-type="string" calcext:value-type="string">
            <text:p>predicted ok 3</text:p>
          </table:table-cell>
          <table:table-cell table:style-name="Default" office:value-type="string" calcext:value-type="string">
            <text:p>predicted ok 4</text:p>
          </table:table-cell>
          <table:table-cell table:style-name="Default" office:value-type="string" calcext:value-type="string">
            <text:p>predicted ok 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805" calcext:value-type="float">
            <text:p>1805</text:p>
          </table:table-cell>
          <table:table-cell office:value-type="float" office:value="1577" calcext:value-type="float">
            <text:p>1577</text:p>
          </table:table-cell>
          <table:table-cell office:value-type="float" office:value="1640" calcext:value-type="float">
            <text:p>1.640,00</text:p>
          </table:table-cell>
          <table:table-cell office:value-type="float" office:value="1650" calcext:value-type="float">
            <text:p>1650</text:p>
          </table:table-cell>
          <table:table-cell office:value-type="float" office:value="1622" calcext:value-type="float">
            <text:p>1622</text:p>
          </table:table-cell>
          <table:table-cell office:value-type="float" office:value="1625" calcext:value-type="float">
            <text:p>1625</text:p>
          </table:table-cell>
          <table:table-cell office:value-type="float" office:value="1659" calcext:value-type="float">
            <text:p>1659</text:p>
          </table:table-cell>
          <table:table-cell table:formula="of:=[.D2]/[.$C2]" office:value-type="percentage" office:value="0.873684210526316" calcext:value-type="percentage">
            <text:p>87,37 %</text:p>
          </table:table-cell>
          <table:table-cell table:formula="of:=[.E2]/[.$C2]" office:value-type="percentage" office:value="0.908587257617728" calcext:value-type="percentage">
            <text:p>90,86 %</text:p>
          </table:table-cell>
          <table:table-cell table:formula="of:=[.F2]/[.$C2]" office:value-type="percentage" office:value="0.914127423822715" calcext:value-type="percentage">
            <text:p>91,41 %</text:p>
          </table:table-cell>
          <table:table-cell table:formula="of:=[.G2]/[.$C2]" office:value-type="percentage" office:value="0.898614958448754" calcext:value-type="percentage">
            <text:p>89,86 %</text:p>
          </table:table-cell>
          <table:table-cell table:formula="of:=[.H2]/[.$C2]" office:value-type="percentage" office:value="0.900277008310249" calcext:value-type="percentage">
            <text:p>90,03 %</text:p>
          </table:table-cell>
          <table:table-cell table:formula="of:=[.I2]/[.$C2]" office:value-type="percentage" office:value="0.919113573407202" calcext:value-type="percentage">
            <text:p>91,91 %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office:value-type="float" office:value="343" calcext:value-type="float">
            <text:p>343</text:p>
          </table:table-cell>
          <table:table-cell office:value-type="float" office:value="330" calcext:value-type="float">
            <text:p>330,00</text:p>
          </table:table-cell>
          <table:table-cell office:value-type="float" office:value="314" calcext:value-type="float">
            <text:p>314</text:p>
          </table:table-cell>
          <table:table-cell office:value-type="float" office:value="342" calcext:value-type="float">
            <text:p>342</text:p>
          </table:table-cell>
          <table:table-cell office:value-type="float" office:value="350" calcext:value-type="float">
            <text:p>350</text:p>
          </table:table-cell>
          <table:table-cell office:value-type="float" office:value="343" calcext:value-type="float">
            <text:p>343</text:p>
          </table:table-cell>
          <table:table-cell table:formula="of:=[.D3]/[.$C3]" office:value-type="percentage" office:value="0.927027027027027" calcext:value-type="percentage">
            <text:p>92,70 %</text:p>
          </table:table-cell>
          <table:table-cell table:formula="of:=[.E3]/[.$C3]" office:value-type="percentage" office:value="0.891891891891892" calcext:value-type="percentage">
            <text:p>89,19 %</text:p>
          </table:table-cell>
          <table:table-cell table:formula="of:=[.F3]/[.$C3]" office:value-type="percentage" office:value="0.848648648648649" calcext:value-type="percentage">
            <text:p>84,86 %</text:p>
          </table:table-cell>
          <table:table-cell table:formula="of:=[.G3]/[.$C3]" office:value-type="percentage" office:value="0.924324324324324" calcext:value-type="percentage">
            <text:p>92,43 %</text:p>
          </table:table-cell>
          <table:table-cell table:formula="of:=[.H3]/[.$C3]" office:value-type="percentage" office:value="0.945945945945946" calcext:value-type="percentage">
            <text:p>94,59 %</text:p>
          </table:table-cell>
          <table:table-cell table:formula="of:=[.I3]/[.$C3]" office:value-type="percentage" office:value="0.927027027027027" calcext:value-type="percentage">
            <text:p>92,70 %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522" calcext:value-type="float">
            <text:p>522</text:p>
          </table:table-cell>
          <table:table-cell office:value-type="float" office:value="457" calcext:value-type="float">
            <text:p>457,00</text:p>
          </table:table-cell>
          <table:table-cell office:value-type="float" office:value="543" calcext:value-type="float">
            <text:p>543</text:p>
          </table:table-cell>
          <table:table-cell office:value-type="float" office:value="536" calcext:value-type="float">
            <text:p>536</text:p>
          </table:table-cell>
          <table:table-cell office:value-type="float" office:value="551" calcext:value-type="float">
            <text:p>551</text:p>
          </table:table-cell>
          <table:table-cell office:value-type="float" office:value="604" calcext:value-type="float">
            <text:p>604</text:p>
          </table:table-cell>
          <table:table-cell table:formula="of:=[.D4]/[.$C4]" office:value-type="percentage" office:value="0.522522522522523" calcext:value-type="percentage">
            <text:p>52,25 %</text:p>
          </table:table-cell>
          <table:table-cell table:formula="of:=[.E4]/[.$C4]" office:value-type="percentage" office:value="0.457457457457458" calcext:value-type="percentage">
            <text:p>45,75 %</text:p>
          </table:table-cell>
          <table:table-cell table:formula="of:=[.F4]/[.$C4]" office:value-type="percentage" office:value="0.543543543543543" calcext:value-type="percentage">
            <text:p>54,35 %</text:p>
          </table:table-cell>
          <table:table-cell table:formula="of:=[.G4]/[.$C4]" office:value-type="percentage" office:value="0.536536536536537" calcext:value-type="percentage">
            <text:p>53,65 %</text:p>
          </table:table-cell>
          <table:table-cell table:formula="of:=[.H4]/[.$C4]" office:value-type="percentage" office:value="0.551551551551552" calcext:value-type="percentage">
            <text:p>55,16 %</text:p>
          </table:table-cell>
          <table:table-cell table:formula="of:=[.I4]/[.$C4]" office:value-type="percentage" office:value="0.604604604604605" calcext:value-type="percentage">
            <text:p>60,46 %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,00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table:formula="of:=[.D5]/[.$C5]" office:value-type="percentage" office:value="0.606217616580311" calcext:value-type="percentage">
            <text:p>60,62 %</text:p>
          </table:table-cell>
          <table:table-cell table:formula="of:=[.E5]/[.$C5]" office:value-type="percentage" office:value="0.730569948186529" calcext:value-type="percentage">
            <text:p>73,06 %</text:p>
          </table:table-cell>
          <table:table-cell table:formula="of:=[.F5]/[.$C5]" office:value-type="percentage" office:value="0.709844559585492" calcext:value-type="percentage">
            <text:p>70,98 %</text:p>
          </table:table-cell>
          <table:table-cell table:formula="of:=[.G5]/[.$C5]" office:value-type="percentage" office:value="0.725388601036269" calcext:value-type="percentage">
            <text:p>72,54 %</text:p>
          </table:table-cell>
          <table:table-cell table:formula="of:=[.H5]/[.$C5]" office:value-type="percentage" office:value="0.735751295336788" calcext:value-type="percentage">
            <text:p>73,58 %</text:p>
          </table:table-cell>
          <table:table-cell table:formula="of:=[.I5]/[.$C5]" office:value-type="percentage" office:value="0.77720207253886" calcext:value-type="percentage">
            <text:p>77,72 %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95" calcext:value-type="float">
            <text:p>29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,00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table:formula="of:=[.D6]/[.$C6]" office:value-type="percentage" office:value="0.0474576271186441" calcext:value-type="percentage">
            <text:p>4,75 %</text:p>
          </table:table-cell>
          <table:table-cell table:formula="of:=[.E6]/[.$C6]" office:value-type="percentage" office:value="0.0949152542372881" calcext:value-type="percentage">
            <text:p>9,49 %</text:p>
          </table:table-cell>
          <table:table-cell table:formula="of:=[.F6]/[.$C6]" office:value-type="percentage" office:value="0.16271186440678" calcext:value-type="percentage">
            <text:p>16,27 %</text:p>
          </table:table-cell>
          <table:table-cell table:formula="of:=[.G6]/[.$C6]" office:value-type="percentage" office:value="0.305084745762712" calcext:value-type="percentage">
            <text:p>30,51 %</text:p>
          </table:table-cell>
          <table:table-cell table:formula="of:=[.H6]/[.$C6]" office:value-type="percentage" office:value="0.471186440677966" calcext:value-type="percentage">
            <text:p>47,12 %</text:p>
          </table:table-cell>
          <table:table-cell table:formula="of:=[.I6]/[.$C6]" office:value-type="percentage" office:value="0.522033898305085" calcext:value-type="percentage">
            <text:p>52,20 %</text:p>
          </table:table-cell>
        </table:table-row>
        <table:table-row table:style-name="ro1">
          <table:table-cell table:number-columns-repeated="2"/>
          <table:table-cell table:formula="of:=SUM([.C2:.C6])" office:value-type="float" office:value="3662" calcext:value-type="float">
            <text:p>3662</text:p>
          </table:table-cell>
          <table:table-cell table:formula="of:=SUM([.D2:.D6])" office:value-type="float" office:value="2573" calcext:value-type="float">
            <text:p>2573</text:p>
          </table:table-cell>
          <table:table-cell table:style-name="ce9" table:formula="of:=SUM([.E2:.E6])" office:value-type="float" office:value="2596" calcext:value-type="float">
            <text:p>2596</text:p>
          </table:table-cell>
          <table:table-cell table:formula="of:=SUM([.F2:.F6])" office:value-type="float" office:value="2692" calcext:value-type="float">
            <text:p>2692</text:p>
          </table:table-cell>
          <table:table-cell table:formula="of:=SUM([.G2:.G6])" office:value-type="float" office:value="2730" calcext:value-type="float">
            <text:p>2730</text:p>
          </table:table-cell>
          <table:table-cell table:style-name="ce9" table:formula="of:=SUM([.H2:.H6])" office:value-type="float" office:value="2807" calcext:value-type="float">
            <text:p>2807</text:p>
          </table:table-cell>
          <table:table-cell table:style-name="ce9" table:formula="of:=SUM([.I2:.I6])" office:value-type="float" office:value="2910" calcext:value-type="float">
            <text:p>2910</text:p>
          </table:table-cell>
          <table:table-cell table:formula="of:=[.D7]/[.$C7]" office:value-type="percentage" office:value="0.702621518296013" calcext:value-type="percentage">
            <text:p>70,26 %</text:p>
          </table:table-cell>
          <table:table-cell table:formula="of:=[.E7]/[.$C7]" office:value-type="percentage" office:value="0.708902239213545" calcext:value-type="percentage">
            <text:p>70,89 %</text:p>
          </table:table-cell>
          <table:table-cell table:formula="of:=[.F7]/[.$C7]" office:value-type="percentage" office:value="0.735117422173676" calcext:value-type="percentage">
            <text:p>73,51 %</text:p>
          </table:table-cell>
          <table:table-cell table:formula="of:=[.G7]/[.$C7]" office:value-type="percentage" office:value="0.745494265428727" calcext:value-type="percentage">
            <text:p>74,55 %</text:p>
          </table:table-cell>
          <table:table-cell table:formula="of:=[.H7]/[.$C7]" office:value-type="percentage" office:value="0.766521026761333" calcext:value-type="percentage">
            <text:p>76,65 %</text:p>
          </table:table-cell>
          <table:table-cell table:formula="of:=[.I7]/[.$C7]" office:value-type="percentage" office:value="0.794647733478973" calcext:value-type="percentage">
            <text:p>79,46 %</text:p>
          </table:table-cell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9" table:number-columns-repeated="4"/>
          <table:table-cell table:style-name="Default" table:number-columns-repeated="4"/>
        </table:table-row>
      </table:table>
      <table:table table:name="Model2_3b" table:style-name="ta1">
        <table:shapes>
          <draw:frame draw:z-index="0" draw:style-name="gr1" draw:text-style-name="P1" svg:width="159.97mm" svg:height="90.04mm" svg:x="29.46mm" svg:y="78.09mm">
            <draw:object draw:notify-on-update-of-ranges="Model2_3b.B1:Model2_3b.B1 Model2_3b.B2:Model2_3b.B6 Model2_3b.C1:Model2_3b.C1 Model2_3b.C2:Model2_3b.C6 Model2_3b.D1:Model2_3b.D1 Model2_3b.D2:Model2_3b.D6 Model2_3b.E1:Model2_3b.E1 Model2_3b.E2:Model2_3b.E6 Model2_3b.F1:Model2_3b.F1 Model2_3b.F2:Model2_3b.F6 Model2_3b.G1:Model2_3b.G1 Model2_3b.G2:Model2_3b.G6 Model2_3b.H1:Model2_3b.H1 Model2_3b.H2:Model2_3b.H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1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num samples</text:p>
          </table:table-cell>
          <table:table-cell office:value-type="string" calcext:value-type="string">
            <text:p>predicted ok 0</text:p>
          </table:table-cell>
          <table:table-cell table:style-name="ce9" office:value-type="string" calcext:value-type="string">
            <text:p>predicted ok 1</text:p>
          </table:table-cell>
          <table:table-cell table:style-name="ce9" office:value-type="string" calcext:value-type="string">
            <text:p>predicted ok 2</text:p>
          </table:table-cell>
          <table:table-cell table:style-name="ce9" office:value-type="string" calcext:value-type="string">
            <text:p>predicted ok 3</text:p>
          </table:table-cell>
          <table:table-cell table:style-name="ce9" office:value-type="string" calcext:value-type="string">
            <text:p>predicted ok 4</text:p>
          </table:table-cell>
          <table:table-cell table:style-name="ce9" office:value-type="string" calcext:value-type="string">
            <text:p>predicted ok 5</text:p>
          </table:table-cell>
          <table:table-cell table:style-name="ce9" office:value-type="string" calcext:value-type="string">
            <text:p>predicted ok 6</text:p>
          </table:table-cell>
          <table:table-cell table:style-name="ce9" office:value-type="string" calcext:value-type="string">
            <text:p>predicted ok 0</text:p>
          </table:table-cell>
          <table:table-cell table:style-name="ce9" office:value-type="string" calcext:value-type="string">
            <text:p>predicted ok 1</text:p>
          </table:table-cell>
          <table:table-cell office:value-type="string" calcext:value-type="string">
            <text:p>predicted ok 2</text:p>
          </table:table-cell>
          <table:table-cell office:value-type="string" calcext:value-type="string">
            <text:p>predicted ok 3</text:p>
          </table:table-cell>
          <table:table-cell office:value-type="string" calcext:value-type="string">
            <text:p>predicted ok 4</text:p>
          </table:table-cell>
          <table:table-cell office:value-type="string" calcext:value-type="string">
            <text:p>predicted ok 5</text:p>
          </table:table-cell>
          <table:table-cell office:value-type="string" calcext:value-type="string">
            <text:p>predicted ok 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805" calcext:value-type="float">
            <text:p>1805</text:p>
          </table:table-cell>
          <table:table-cell office:value-type="float" office:value="1591" calcext:value-type="float">
            <text:p>1591</text:p>
          </table:table-cell>
          <table:table-cell table:style-name="ce10" office:value-type="float" office:value="1638" calcext:value-type="float">
            <text:p>1.638,00</text:p>
          </table:table-cell>
          <table:table-cell table:style-name="ce9" office:value-type="float" office:value="1607" calcext:value-type="float">
            <text:p>1607</text:p>
          </table:table-cell>
          <table:table-cell table:style-name="ce9" office:value-type="float" office:value="1598" calcext:value-type="float">
            <text:p>1598</text:p>
          </table:table-cell>
          <table:table-cell office:value-type="float" office:value="1626" calcext:value-type="float">
            <text:p>1626</text:p>
          </table:table-cell>
          <table:table-cell office:value-type="float" office:value="1641" calcext:value-type="float">
            <text:p>1641</text:p>
          </table:table-cell>
          <table:table-cell office:value-type="float" office:value="1154" calcext:value-type="float">
            <text:p>1154</text:p>
          </table:table-cell>
          <table:table-cell table:style-name="ce11" table:formula="of:=[.D2]/[.$C2]" office:value-type="percentage" office:value="0.881440443213296" calcext:value-type="percentage">
            <text:p>88,14 %</text:p>
          </table:table-cell>
          <table:table-cell table:style-name="ce11" table:formula="of:=[.E2]/[.$C2]" office:value-type="percentage" office:value="0.907479224376731" calcext:value-type="percentage">
            <text:p>90,75 %</text:p>
          </table:table-cell>
          <table:table-cell table:style-name="ce11" table:formula="of:=[.F2]/[.$C2]" office:value-type="percentage" office:value="0.890304709141274" calcext:value-type="percentage">
            <text:p>89,03 %</text:p>
          </table:table-cell>
          <table:table-cell table:style-name="ce11" table:formula="of:=[.G2]/[.$C2]" office:value-type="percentage" office:value="0.885318559556787" calcext:value-type="percentage">
            <text:p>88,53 %</text:p>
          </table:table-cell>
          <table:table-cell table:style-name="ce11" table:formula="of:=[.H2]/[.$C2]" office:value-type="percentage" office:value="0.900831024930748" calcext:value-type="percentage">
            <text:p>90,08 %</text:p>
          </table:table-cell>
          <table:table-cell table:style-name="ce11" table:formula="of:=[.I2]/[.$C2]" office:value-type="percentage" office:value="0.909141274238227" calcext:value-type="percentage">
            <text:p>90,91 %</text:p>
          </table:table-cell>
          <table:table-cell table:style-name="ce11" table:formula="of:=[.J2]/[.$C2]" office:value-type="percentage" office:value="0.639335180055402" calcext:value-type="percentage">
            <text:p>63,93 %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office:value-type="float" office:value="325" calcext:value-type="float">
            <text:p>325</text:p>
          </table:table-cell>
          <table:table-cell table:style-name="ce10" office:value-type="float" office:value="305" calcext:value-type="float">
            <text:p>305,00</text:p>
          </table:table-cell>
          <table:table-cell table:style-name="ce9" office:value-type="float" office:value="337" calcext:value-type="float">
            <text:p>337</text:p>
          </table:table-cell>
          <table:table-cell table:style-name="ce9" office:value-type="float" office:value="341" calcext:value-type="float">
            <text:p>341</text:p>
          </table:table-cell>
          <table:table-cell office:value-type="float" office:value="339" calcext:value-type="float">
            <text:p>339</text:p>
          </table:table-cell>
          <table:table-cell office:value-type="float" office:value="330" calcext:value-type="float">
            <text:p>330</text:p>
          </table:table-cell>
          <table:table-cell office:value-type="float" office:value="145" calcext:value-type="float">
            <text:p>145</text:p>
          </table:table-cell>
          <table:table-cell table:style-name="ce11" table:formula="of:=[.D3]/[.$C3]" office:value-type="percentage" office:value="0.878378378378378" calcext:value-type="percentage">
            <text:p>87,84 %</text:p>
          </table:table-cell>
          <table:table-cell table:style-name="ce11" table:formula="of:=[.E3]/[.$C3]" office:value-type="percentage" office:value="0.824324324324324" calcext:value-type="percentage">
            <text:p>82,43 %</text:p>
          </table:table-cell>
          <table:table-cell table:style-name="ce11" table:formula="of:=[.F3]/[.$C3]" office:value-type="percentage" office:value="0.910810810810811" calcext:value-type="percentage">
            <text:p>91,08 %</text:p>
          </table:table-cell>
          <table:table-cell table:style-name="ce11" table:formula="of:=[.G3]/[.$C3]" office:value-type="percentage" office:value="0.921621621621622" calcext:value-type="percentage">
            <text:p>92,16 %</text:p>
          </table:table-cell>
          <table:table-cell table:style-name="ce11" table:formula="of:=[.H3]/[.$C3]" office:value-type="percentage" office:value="0.916216216216216" calcext:value-type="percentage">
            <text:p>91,62 %</text:p>
          </table:table-cell>
          <table:table-cell table:style-name="ce11" table:formula="of:=[.I3]/[.$C3]" office:value-type="percentage" office:value="0.891891891891892" calcext:value-type="percentage">
            <text:p>89,19 %</text:p>
          </table:table-cell>
          <table:table-cell table:style-name="ce11" table:formula="of:=[.J3]/[.$C3]" office:value-type="percentage" office:value="0.391891891891892" calcext:value-type="percentage">
            <text:p>39,19 %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523" calcext:value-type="float">
            <text:p>523</text:p>
          </table:table-cell>
          <table:table-cell table:style-name="ce10" office:value-type="float" office:value="512" calcext:value-type="float">
            <text:p>512,00</text:p>
          </table:table-cell>
          <table:table-cell table:style-name="ce9" office:value-type="float" office:value="581" calcext:value-type="float">
            <text:p>581</text:p>
          </table:table-cell>
          <table:table-cell table:style-name="ce9" office:value-type="float" office:value="579" calcext:value-type="float">
            <text:p>579</text:p>
          </table:table-cell>
          <table:table-cell office:value-type="float" office:value="583" calcext:value-type="float">
            <text:p>583</text:p>
          </table:table-cell>
          <table:table-cell office:value-type="float" office:value="541" calcext:value-type="float">
            <text:p>541</text:p>
          </table:table-cell>
          <table:table-cell office:value-type="float" office:value="337" calcext:value-type="float">
            <text:p>337</text:p>
          </table:table-cell>
          <table:table-cell table:style-name="ce11" table:formula="of:=[.D4]/[.$C4]" office:value-type="percentage" office:value="0.523523523523523" calcext:value-type="percentage">
            <text:p>52,35 %</text:p>
          </table:table-cell>
          <table:table-cell table:style-name="ce11" table:formula="of:=[.E4]/[.$C4]" office:value-type="percentage" office:value="0.512512512512513" calcext:value-type="percentage">
            <text:p>51,25 %</text:p>
          </table:table-cell>
          <table:table-cell table:style-name="ce11" table:formula="of:=[.F4]/[.$C4]" office:value-type="percentage" office:value="0.581581581581582" calcext:value-type="percentage">
            <text:p>58,16 %</text:p>
          </table:table-cell>
          <table:table-cell table:style-name="ce11" table:formula="of:=[.G4]/[.$C4]" office:value-type="percentage" office:value="0.57957957957958" calcext:value-type="percentage">
            <text:p>57,96 %</text:p>
          </table:table-cell>
          <table:table-cell table:style-name="ce11" table:formula="of:=[.H4]/[.$C4]" office:value-type="percentage" office:value="0.583583583583583" calcext:value-type="percentage">
            <text:p>58,36 %</text:p>
          </table:table-cell>
          <table:table-cell table:style-name="ce11" table:formula="of:=[.I4]/[.$C4]" office:value-type="percentage" office:value="0.541541541541542" calcext:value-type="percentage">
            <text:p>54,15 %</text:p>
          </table:table-cell>
          <table:table-cell table:style-name="ce11" table:formula="of:=[.J4]/[.$C4]" office:value-type="percentage" office:value="0.337337337337337" calcext:value-type="percentage">
            <text:p>33,73 %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181" calcext:value-type="float">
            <text:p>181</text:p>
          </table:table-cell>
          <table:table-cell table:style-name="ce10" office:value-type="float" office:value="168" calcext:value-type="float">
            <text:p>168,00</text:p>
          </table:table-cell>
          <table:table-cell table:style-name="ce9" office:value-type="float" office:value="168" calcext:value-type="float">
            <text:p>168</text:p>
          </table:table-cell>
          <table:table-cell table:style-name="ce9"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office:value-type="float" office:value="169" calcext:value-type="float">
            <text:p>169</text:p>
          </table:table-cell>
          <table:table-cell office:value-type="float" office:value="132" calcext:value-type="float">
            <text:p>132</text:p>
          </table:table-cell>
          <table:table-cell table:style-name="ce11" table:formula="of:=[.D5]/[.$C5]" office:value-type="percentage" office:value="0.937823834196891" calcext:value-type="percentage">
            <text:p>93,78 %</text:p>
          </table:table-cell>
          <table:table-cell table:style-name="ce11" table:formula="of:=[.E5]/[.$C5]" office:value-type="percentage" office:value="0.870466321243523" calcext:value-type="percentage">
            <text:p>87,05 %</text:p>
          </table:table-cell>
          <table:table-cell table:style-name="ce11" table:formula="of:=[.F5]/[.$C5]" office:value-type="percentage" office:value="0.870466321243523" calcext:value-type="percentage">
            <text:p>87,05 %</text:p>
          </table:table-cell>
          <table:table-cell table:style-name="ce11" table:formula="of:=[.G5]/[.$C5]" office:value-type="percentage" office:value="0.901554404145078" calcext:value-type="percentage">
            <text:p>90,16 %</text:p>
          </table:table-cell>
          <table:table-cell table:style-name="ce11" table:formula="of:=[.H5]/[.$C5]" office:value-type="percentage" office:value="0.844559585492228" calcext:value-type="percentage">
            <text:p>84,46 %</text:p>
          </table:table-cell>
          <table:table-cell table:style-name="ce11" table:formula="of:=[.I5]/[.$C5]" office:value-type="percentage" office:value="0.875647668393782" calcext:value-type="percentage">
            <text:p>87,56 %</text:p>
          </table:table-cell>
          <table:table-cell table:style-name="ce11" table:formula="of:=[.J5]/[.$C5]" office:value-type="percentage" office:value="0.683937823834197" calcext:value-type="percentage">
            <text:p>68,39 %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95" calcext:value-type="float">
            <text:p>295</text:p>
          </table:table-cell>
          <table:table-cell office:value-type="float" office:value="53" calcext:value-type="float">
            <text:p>53</text:p>
          </table:table-cell>
          <table:table-cell table:style-name="ce10" office:value-type="float" office:value="121" calcext:value-type="float">
            <text:p>121,00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178" calcext:value-type="float">
            <text:p>178</text:p>
          </table:table-cell>
          <table:table-cell office:value-type="float" office:value="138" calcext:value-type="float">
            <text:p>138</text:p>
          </table:table-cell>
          <table:table-cell office:value-type="float" office:value="210" calcext:value-type="float">
            <text:p>210</text:p>
          </table:table-cell>
          <table:table-cell office:value-type="float" office:value="121" calcext:value-type="float">
            <text:p>121</text:p>
          </table:table-cell>
          <table:table-cell table:style-name="ce11" table:formula="of:=[.D6]/[.$C6]" office:value-type="percentage" office:value="0.179661016949153" calcext:value-type="percentage">
            <text:p>17,97 %</text:p>
          </table:table-cell>
          <table:table-cell table:style-name="ce11" table:formula="of:=[.E6]/[.$C6]" office:value-type="percentage" office:value="0.410169491525424" calcext:value-type="percentage">
            <text:p>41,02 %</text:p>
          </table:table-cell>
          <table:table-cell table:style-name="ce11" table:formula="of:=[.F6]/[.$C6]" office:value-type="percentage" office:value="0.43728813559322" calcext:value-type="percentage">
            <text:p>43,73 %</text:p>
          </table:table-cell>
          <table:table-cell table:style-name="ce11" table:formula="of:=[.G6]/[.$C6]" office:value-type="percentage" office:value="0.603389830508475" calcext:value-type="percentage">
            <text:p>60,34 %</text:p>
          </table:table-cell>
          <table:table-cell table:style-name="ce11" table:formula="of:=[.H6]/[.$C6]" office:value-type="percentage" office:value="0.467796610169492" calcext:value-type="percentage">
            <text:p>46,78 %</text:p>
          </table:table-cell>
          <table:table-cell table:style-name="ce11" table:formula="of:=[.I6]/[.$C6]" office:value-type="percentage" office:value="0.711864406779661" calcext:value-type="percentage">
            <text:p>71,19 %</text:p>
          </table:table-cell>
          <table:table-cell table:style-name="ce11" table:formula="of:=[.J6]/[.$C6]" office:value-type="percentage" office:value="0.410169491525424" calcext:value-type="percentage">
            <text:p>41,02 %</text:p>
          </table:table-cell>
        </table:table-row>
        <table:table-row table:style-name="ro1">
          <table:table-cell table:number-columns-repeated="2"/>
          <table:table-cell table:formula="of:=SUM([.C2:.C6])" office:value-type="float" office:value="3662" calcext:value-type="float">
            <text:p>3662</text:p>
          </table:table-cell>
          <table:table-cell table:formula="of:=SUM([.D2:.D6])" office:value-type="float" office:value="2673" calcext:value-type="float">
            <text:p>2673</text:p>
          </table:table-cell>
          <table:table-cell table:style-name="ce9" table:formula="of:=SUM([.E2:.E6])" office:value-type="float" office:value="2744" calcext:value-type="float">
            <text:p>2744</text:p>
          </table:table-cell>
          <table:table-cell table:style-name="ce9" table:formula="of:=SUM([.F2:.F6])" office:value-type="float" office:value="2822" calcext:value-type="float">
            <text:p>2822</text:p>
          </table:table-cell>
          <table:table-cell table:style-name="ce9" table:formula="of:=SUM([.G2:.G6])" office:value-type="float" office:value="2870" calcext:value-type="float">
            <text:p>2870</text:p>
          </table:table-cell>
          <table:table-cell table:style-name="ce9" table:formula="of:=SUM([.H2:.H6])" office:value-type="float" office:value="2849" calcext:value-type="float">
            <text:p>2849</text:p>
          </table:table-cell>
          <table:table-cell table:style-name="ce9" table:formula="of:=SUM([.I2:.I6])" office:value-type="float" office:value="2891" calcext:value-type="float">
            <text:p>2891</text:p>
          </table:table-cell>
          <table:table-cell table:style-name="ce9" table:formula="of:=SUM([.J2:.J6])" office:value-type="float" office:value="1889" calcext:value-type="float">
            <text:p>1889</text:p>
          </table:table-cell>
          <table:table-cell table:style-name="ce11" table:formula="of:=[.D7]/[.$C7]" office:value-type="percentage" office:value="0.72992900054615" calcext:value-type="percentage">
            <text:p>72,99 %</text:p>
          </table:table-cell>
          <table:table-cell table:style-name="ce11" table:formula="of:=[.E7]/[.$C7]" office:value-type="percentage" office:value="0.749317312943747" calcext:value-type="percentage">
            <text:p>74,93 %</text:p>
          </table:table-cell>
          <table:table-cell table:style-name="ce11" table:formula="of:=[.F7]/[.$C7]" office:value-type="percentage" office:value="0.770617149098853" calcext:value-type="percentage">
            <text:p>77,06 %</text:p>
          </table:table-cell>
          <table:table-cell table:style-name="ce11" table:formula="of:=[.G7]/[.$C7]" office:value-type="percentage" office:value="0.783724740578919" calcext:value-type="percentage">
            <text:p>78,37 %</text:p>
          </table:table-cell>
          <table:table-cell table:style-name="ce11" table:formula="of:=[.H7]/[.$C7]" office:value-type="percentage" office:value="0.77799016930639" calcext:value-type="percentage">
            <text:p>77,80 %</text:p>
          </table:table-cell>
          <table:table-cell table:style-name="ce11" table:formula="of:=[.I7]/[.$C7]" office:value-type="percentage" office:value="0.789459311851447" calcext:value-type="percentage">
            <text:p>78,95 %</text:p>
          </table:table-cell>
          <table:table-cell table:style-name="ce11" table:formula="of:=[.J7]/[.$C7]" office:value-type="percentage" office:value="0.515838339705079" calcext:value-type="percentage">
            <text:p>51,58 %</text:p>
          </table:table-cell>
        </table:table-row>
        <table:table-row table:style-name="ro1">
          <table:table-cell table:number-columns-repeated="4"/>
          <table:table-cell table:style-name="ce9" table:number-columns-repeated="8"/>
          <table:table-cell table:number-columns-repeated="5"/>
        </table:table-row>
        <table:table-row table:style-name="ro1" table:number-rows-repeated="16">
          <table:table-cell table:number-columns-repeated="17"/>
        </table:table-row>
        <table:table-row table:style-name="ro1">
          <table:table-cell table:number-columns-repeated="11"/>
          <table:table-cell office:value-type="float" office:value="1591" calcext:value-type="float">
            <text:p>1591</text:p>
          </table:table-cell>
          <table:table-cell table:style-name="ce10"/>
          <table:table-cell table:style-name="ce9" table:number-columns-repeated="2"/>
          <table:table-cell/>
          <table:table-cell office:value-type="float" office:value="1154" calcext:value-type="float">
            <text:p>1154</text:p>
          </table:table-cell>
        </table:table-row>
        <table:table-row table:style-name="ro1">
          <table:table-cell table:number-columns-repeated="11"/>
          <table:table-cell office:value-type="float" office:value="325" calcext:value-type="float">
            <text:p>325</text:p>
          </table:table-cell>
          <table:table-cell table:style-name="ce10"/>
          <table:table-cell table:style-name="ce9" table:number-columns-repeated="2"/>
          <table:table-cell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11"/>
          <table:table-cell office:value-type="float" office:value="523" calcext:value-type="float">
            <text:p>523</text:p>
          </table:table-cell>
          <table:table-cell table:style-name="ce10"/>
          <table:table-cell table:style-name="ce9" table:number-columns-repeated="2"/>
          <table:table-cell/>
          <table:table-cell office:value-type="float" office:value="337" calcext:value-type="float">
            <text:p>337</text:p>
          </table:table-cell>
        </table:table-row>
        <table:table-row table:style-name="ro1">
          <table:table-cell table:number-columns-repeated="11"/>
          <table:table-cell office:value-type="float" office:value="181" calcext:value-type="float">
            <text:p>181</text:p>
          </table:table-cell>
          <table:table-cell table:style-name="ce10"/>
          <table:table-cell table:style-name="ce9" table:number-columns-repeated="2"/>
          <table:table-cell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11"/>
          <table:table-cell office:value-type="float" office:value="53" calcext:value-type="float">
            <text:p>53</text:p>
          </table:table-cell>
          <table:table-cell table:style-name="ce10"/>
          <table:table-cell table:style-name="ce9" table:number-columns-repeated="2"/>
          <table:table-cell/>
          <table:table-cell office:value-type="float" office:value="121" calcext:value-type="float">
            <text:p>1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6">00/00/0000</text:date>, <text:time style:data-style-name="N2" text:time-value="10:14:27.94535132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00:19:26.773246689</meta:creation-date>
    <dc:date>2019-07-16T15:31:39.570067630</dc:date>
    <meta:editing-duration>P1DT4H46M30S</meta:editing-duration>
    <meta:editing-cycles>3</meta:editing-cycles>
    <meta:generator>LibreOffice/6.0.7.3$Linux_X86_64 LibreOffice_project/00m0$Build-3</meta:generator>
    <meta:document-statistic meta:table-count="5" meta:cell-count="40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073cm" svg:y="2.709cm" style:legend-expansion="high" chart:style-name="ch2"/>
        <chart:plot-area chart:style-name="ch3" table:cell-range-address="Model2_2.B1:Model2_2.H6" chart:data-source-has-labels="row" svg:x="0.319cm" svg:y="0.18cm" svg:width="12.435cm" svg:height="8.645cm">
          <chartooo:coordinate-region svg:x="1.311cm" svg:y="0.379cm" svg:width="11.443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odel2_2.B2:Model2_2.B6" chart:label-cell-address="Model2_2.B1:Model2_2.B1" chart:class="chart:bar">
            <chart:data-point chart:repeated="5"/>
          </chart:series>
          <chart:series chart:style-name="ch8" chart:values-cell-range-address="Model2_2.C2:Model2_2.C6" chart:label-cell-address="Model2_2.C1:Model2_2.C1" chart:class="chart:bar">
            <chart:data-point chart:repeated="5"/>
          </chart:series>
          <chart:series chart:style-name="ch9" chart:values-cell-range-address="Model2_2.D2:Model2_2.D6" chart:label-cell-address="Model2_2.D1:Model2_2.D1" chart:class="chart:bar">
            <chart:data-point chart:repeated="5"/>
          </chart:series>
          <chart:series chart:style-name="ch10" chart:values-cell-range-address="Model2_2.E2:Model2_2.E6" chart:label-cell-address="Model2_2.E1:Model2_2.E1" chart:class="chart:bar">
            <chart:data-point chart:repeated="5"/>
          </chart:series>
          <chart:series chart:style-name="ch11" chart:values-cell-range-address="Model2_2.F2:Model2_2.F6" chart:label-cell-address="Model2_2.F1:Model2_2.F1" chart:class="chart:bar">
            <chart:data-point chart:repeated="5"/>
          </chart:series>
          <chart:series chart:style-name="ch12" chart:values-cell-range-address="Model2_2.G2:Model2_2.G6" chart:label-cell-address="Model2_2.G1:Model2_2.G1" chart:class="chart:bar">
            <chart:data-point chart:repeated="5"/>
          </chart:series>
          <chart:series chart:style-name="ch13" chart:values-cell-range-address="Model2_2.H2:Model2_2.H6" chart:label-cell-address="Model2_2.H1:Model2_2.H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odel2_2.B1:Model2_2.B1</svg:desc>
                </draw:g>
              </table:table-cell>
              <table:table-cell office:value-type="string">
                <text:p>num samples</text:p>
                <draw:g>
                  <svg:desc>Model2_2.C1:Model2_2.C1</svg:desc>
                </draw:g>
              </table:table-cell>
              <table:table-cell office:value-type="string">
                <text:p>predicted ok 0</text:p>
                <draw:g>
                  <svg:desc>Model2_2.D1:Model2_2.D1</svg:desc>
                </draw:g>
              </table:table-cell>
              <table:table-cell office:value-type="string">
                <text:p>predicted ok 1</text:p>
                <draw:g>
                  <svg:desc>Model2_2.E1:Model2_2.E1</svg:desc>
                </draw:g>
              </table:table-cell>
              <table:table-cell office:value-type="string">
                <text:p>predicted ok 2</text:p>
                <draw:g>
                  <svg:desc>Model2_2.F1:Model2_2.F1</svg:desc>
                </draw:g>
              </table:table-cell>
              <table:table-cell office:value-type="string">
                <text:p>predicted ok 3</text:p>
                <draw:g>
                  <svg:desc>Model2_2.G1:Model2_2.G1</svg:desc>
                </draw:g>
              </table:table-cell>
              <table:table-cell office:value-type="string">
                <text:p>predicted ok 4</text:p>
                <draw:g>
                  <svg:desc>Model2_2.H1:Model2_2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odel2_2.B2:Model2_2.B6</svg:desc>
                </draw:g>
              </table:table-cell>
              <table:table-cell office:value-type="float" office:value="1805">
                <text:p>1805</text:p>
                <draw:g>
                  <svg:desc>Model2_2.C2:Model2_2.C6</svg:desc>
                </draw:g>
              </table:table-cell>
              <table:table-cell office:value-type="float" office:value="1589">
                <text:p>1589</text:p>
                <draw:g>
                  <svg:desc>Model2_2.D2:Model2_2.D6</svg:desc>
                </draw:g>
              </table:table-cell>
              <table:table-cell office:value-type="float" office:value="1563">
                <text:p>1563</text:p>
                <draw:g>
                  <svg:desc>Model2_2.E2:Model2_2.E6</svg:desc>
                </draw:g>
              </table:table-cell>
              <table:table-cell office:value-type="float" office:value="1575">
                <text:p>1575</text:p>
                <draw:g>
                  <svg:desc>Model2_2.F2:Model2_2.F6</svg:desc>
                </draw:g>
              </table:table-cell>
              <table:table-cell office:value-type="float" office:value="1560">
                <text:p>1560</text:p>
                <draw:g>
                  <svg:desc>Model2_2.G2:Model2_2.G6</svg:desc>
                </draw:g>
              </table:table-cell>
              <table:table-cell office:value-type="float" office:value="1532">
                <text:p>1532</text:p>
                <draw:g>
                  <svg:desc>Model2_2.H2:Model2_2.H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70">
                <text:p>370</text:p>
              </table:table-cell>
              <table:table-cell office:value-type="float" office:value="296">
                <text:p>296</text:p>
              </table:table-cell>
              <table:table-cell office:value-type="float" office:value="290">
                <text:p>290</text:p>
              </table:table-cell>
              <table:table-cell office:value-type="float" office:value="307">
                <text:p>307</text:p>
              </table:table-cell>
              <table:table-cell office:value-type="float" office:value="295">
                <text:p>29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99">
                <text:p>999</text:p>
              </table:table-cell>
              <table:table-cell office:value-type="float" office:value="432">
                <text:p>432</text:p>
              </table:table-cell>
              <table:table-cell office:value-type="float" office:value="442">
                <text:p>442</text:p>
              </table:table-cell>
              <table:table-cell office:value-type="float" office:value="391">
                <text:p>391</text:p>
              </table:table-cell>
              <table:table-cell office:value-type="float" office:value="417">
                <text:p>417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93">
                <text:p>193</text:p>
              </table:table-cell>
              <table:table-cell office:value-type="float" office:value="84">
                <text:p>84</text:p>
              </table:table-cell>
              <table:table-cell office:value-type="float" office:value="170">
                <text:p>170</text:p>
              </table:table-cell>
              <table:table-cell office:value-type="float" office:value="119">
                <text:p>119</text:p>
              </table:table-cell>
              <table:table-cell office:value-type="float" office:value="106">
                <text:p>10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95">
                <text:p>295</text:p>
              </table:table-cell>
              <table:table-cell office:value-type="float" office:value="182">
                <text:p>182</text:p>
              </table:table-cell>
              <table:table-cell office:value-type="float" office:value="202">
                <text:p>202</text:p>
              </table:table-cell>
              <table:table-cell office:value-type="float" office:value="173">
                <text:p>173</text:p>
              </table:table-cell>
              <table:table-cell office:value-type="float" office:value="192">
                <text:p>192</text:p>
              </table:table-cell>
              <table:table-cell office:value-type="float" office:value="204">
                <text:p>2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073cm" svg:y="2.709cm" style:legend-expansion="high" chart:style-name="ch2"/>
        <chart:plot-area chart:style-name="ch3" table:cell-range-address="Model2_1.B1:Model2_1.H6" chart:data-source-has-labels="row" svg:x="0.319cm" svg:y="0.18cm" svg:width="12.435cm" svg:height="8.645cm">
          <chartooo:coordinate-region svg:x="1.311cm" svg:y="0.379cm" svg:width="11.443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odel2_1.B2:Model2_1.B6" chart:label-cell-address="Model2_1.B1:Model2_1.B1" chart:class="chart:bar">
            <chart:data-point chart:repeated="5"/>
          </chart:series>
          <chart:series chart:style-name="ch8" chart:values-cell-range-address="Model2_1.C2:Model2_1.C6" chart:label-cell-address="Model2_1.C1:Model2_1.C1" chart:class="chart:bar">
            <chart:data-point chart:repeated="5"/>
          </chart:series>
          <chart:series chart:style-name="ch9" chart:values-cell-range-address="Model2_1.D2:Model2_1.D6" chart:label-cell-address="Model2_1.D1:Model2_1.D1" chart:class="chart:bar">
            <chart:data-point chart:repeated="5"/>
          </chart:series>
          <chart:series chart:style-name="ch10" chart:values-cell-range-address="Model2_1.E2:Model2_1.E6" chart:label-cell-address="Model2_1.E1:Model2_1.E1" chart:class="chart:bar">
            <chart:data-point chart:repeated="5"/>
          </chart:series>
          <chart:series chart:style-name="ch11" chart:values-cell-range-address="Model2_1.F2:Model2_1.F6" chart:label-cell-address="Model2_1.F1:Model2_1.F1" chart:class="chart:bar">
            <chart:data-point chart:repeated="5"/>
          </chart:series>
          <chart:series chart:style-name="ch12" chart:values-cell-range-address="Model2_1.G2:Model2_1.G6" chart:label-cell-address="Model2_1.G1:Model2_1.G1" chart:class="chart:bar">
            <chart:data-point chart:repeated="5"/>
          </chart:series>
          <chart:series chart:style-name="ch13" chart:values-cell-range-address="Model2_1.H2:Model2_1.H6" chart:label-cell-address="Model2_1.H1:Model2_1.H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odel2_1.B1:Model2_1.B1</svg:desc>
                </draw:g>
              </table:table-cell>
              <table:table-cell office:value-type="string">
                <text:p>num samples</text:p>
                <draw:g>
                  <svg:desc>Model2_1.C1:Model2_1.C1</svg:desc>
                </draw:g>
              </table:table-cell>
              <table:table-cell office:value-type="string">
                <text:p>predicted ok 0</text:p>
                <draw:g>
                  <svg:desc>Model2_1.D1:Model2_1.D1</svg:desc>
                </draw:g>
              </table:table-cell>
              <table:table-cell office:value-type="string">
                <text:p>predicted ok 1</text:p>
                <draw:g>
                  <svg:desc>Model2_1.E1:Model2_1.E1</svg:desc>
                </draw:g>
              </table:table-cell>
              <table:table-cell office:value-type="string">
                <text:p/>
                <draw:g>
                  <svg:desc>Model2_1.F1:Model2_1.F1</svg:desc>
                </draw:g>
              </table:table-cell>
              <table:table-cell office:value-type="string">
                <text:p/>
                <draw:g>
                  <svg:desc>Model2_1.G1:Model2_1.G1</svg:desc>
                </draw:g>
              </table:table-cell>
              <table:table-cell office:value-type="string">
                <text:p/>
                <draw:g>
                  <svg:desc>Model2_1.H1:Model2_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odel2_1.B2:Model2_1.B6</svg:desc>
                </draw:g>
              </table:table-cell>
              <table:table-cell office:value-type="float" office:value="1805">
                <text:p>1805</text:p>
                <draw:g>
                  <svg:desc>Model2_1.C2:Model2_1.C6</svg:desc>
                </draw:g>
              </table:table-cell>
              <table:table-cell office:value-type="float" office:value="1618">
                <text:p>1618</text:p>
                <draw:g>
                  <svg:desc>Model2_1.D2:Model2_1.D6</svg:desc>
                </draw:g>
              </table:table-cell>
              <table:table-cell office:value-type="float" office:value="0.896398891966759">
                <text:p>0.896398891966759</text:p>
                <draw:g>
                  <svg:desc>Model2_1.E2:Model2_1.E6</svg:desc>
                </draw:g>
              </table:table-cell>
              <table:table-cell office:value-type="float" office:value="NaN">
                <text:p>NaN</text:p>
                <draw:g>
                  <svg:desc>Model2_1.F2:Model2_1.F6</svg:desc>
                </draw:g>
              </table:table-cell>
              <table:table-cell office:value-type="float" office:value="NaN">
                <text:p>NaN</text:p>
                <draw:g>
                  <svg:desc>Model2_1.G2:Model2_1.G6</svg:desc>
                </draw:g>
              </table:table-cell>
              <table:table-cell office:value-type="float" office:value="NaN">
                <text:p>NaN</text:p>
                <draw:g>
                  <svg:desc>Model2_1.H2:Model2_1.H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70">
                <text:p>370</text:p>
              </table:table-cell>
              <table:table-cell office:value-type="float" office:value="273">
                <text:p>273</text:p>
              </table:table-cell>
              <table:table-cell office:value-type="float" office:value="0.737837837837838">
                <text:p>0.737837837837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99">
                <text:p>999</text:p>
              </table:table-cell>
              <table:table-cell office:value-type="float" office:value="612">
                <text:p>612</text:p>
              </table:table-cell>
              <table:table-cell office:value-type="float" office:value="0.612612612612613">
                <text:p>0.612612612612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93">
                <text:p>193</text:p>
              </table:table-cell>
              <table:table-cell office:value-type="float" office:value="42">
                <text:p>42</text:p>
              </table:table-cell>
              <table:table-cell office:value-type="float" office:value="0.217616580310881">
                <text:p>0.217616580310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95">
                <text:p>295</text:p>
              </table:table-cell>
              <table:table-cell office:value-type="float" office:value="67">
                <text:p>67</text:p>
              </table:table-cell>
              <table:table-cell office:value-type="float" office:value="0.227118644067797">
                <text:p>0.227118644067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073cm" svg:y="2.709cm" style:legend-expansion="high" chart:style-name="ch2"/>
        <chart:plot-area chart:style-name="ch3" table:cell-range-address="Model2_3.B1:Model2_3.H6" chart:data-source-has-labels="row" svg:x="0.319cm" svg:y="0.18cm" svg:width="12.435cm" svg:height="8.645cm">
          <chartooo:coordinate-region svg:x="1.311cm" svg:y="0.379cm" svg:width="11.443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odel2_3.B2:Model2_3.B6" chart:label-cell-address="Model2_3.B1:Model2_3.B1" chart:class="chart:bar">
            <chart:data-point chart:repeated="5"/>
          </chart:series>
          <chart:series chart:style-name="ch8" chart:values-cell-range-address="Model2_3.C2:Model2_3.C6" chart:label-cell-address="Model2_3.C1:Model2_3.C1" chart:class="chart:bar">
            <chart:data-point chart:repeated="5"/>
          </chart:series>
          <chart:series chart:style-name="ch9" chart:values-cell-range-address="Model2_3.D2:Model2_3.D6" chart:label-cell-address="Model2_3.D1:Model2_3.D1" chart:class="chart:bar">
            <chart:data-point chart:repeated="5"/>
          </chart:series>
          <chart:series chart:style-name="ch10" chart:values-cell-range-address="Model2_3.E2:Model2_3.E6" chart:label-cell-address="Model2_3.E1:Model2_3.E1" chart:class="chart:bar">
            <chart:data-point chart:repeated="5"/>
          </chart:series>
          <chart:series chart:style-name="ch11" chart:values-cell-range-address="Model2_3.F2:Model2_3.F6" chart:label-cell-address="Model2_3.F1:Model2_3.F1" chart:class="chart:bar">
            <chart:data-point chart:repeated="5"/>
          </chart:series>
          <chart:series chart:style-name="ch12" chart:values-cell-range-address="Model2_3.G2:Model2_3.G6" chart:label-cell-address="Model2_3.G1:Model2_3.G1" chart:class="chart:bar">
            <chart:data-point chart:repeated="5"/>
          </chart:series>
          <chart:series chart:style-name="ch13" chart:values-cell-range-address="Model2_3.H2:Model2_3.H6" chart:label-cell-address="Model2_3.H1:Model2_3.H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odel2_3.B1:Model2_3.B1</svg:desc>
                </draw:g>
              </table:table-cell>
              <table:table-cell office:value-type="string">
                <text:p>num samples</text:p>
                <draw:g>
                  <svg:desc>Model2_3.C1:Model2_3.C1</svg:desc>
                </draw:g>
              </table:table-cell>
              <table:table-cell office:value-type="string">
                <text:p>predicted ok 0</text:p>
                <draw:g>
                  <svg:desc>Model2_3.D1:Model2_3.D1</svg:desc>
                </draw:g>
              </table:table-cell>
              <table:table-cell office:value-type="string">
                <text:p>predicted ok 1</text:p>
                <draw:g>
                  <svg:desc>Model2_3.E1:Model2_3.E1</svg:desc>
                </draw:g>
              </table:table-cell>
              <table:table-cell office:value-type="string">
                <text:p>predicted ok 2</text:p>
                <draw:g>
                  <svg:desc>Model2_3.F1:Model2_3.F1</svg:desc>
                </draw:g>
              </table:table-cell>
              <table:table-cell office:value-type="string">
                <text:p>predicted ok 3</text:p>
                <draw:g>
                  <svg:desc>Model2_3.G1:Model2_3.G1</svg:desc>
                </draw:g>
              </table:table-cell>
              <table:table-cell office:value-type="string">
                <text:p>predicted ok 4</text:p>
                <draw:g>
                  <svg:desc>Model2_3.H1:Model2_3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odel2_3.B2:Model2_3.B6</svg:desc>
                </draw:g>
              </table:table-cell>
              <table:table-cell office:value-type="float" office:value="1805">
                <text:p>1805</text:p>
                <draw:g>
                  <svg:desc>Model2_3.C2:Model2_3.C6</svg:desc>
                </draw:g>
              </table:table-cell>
              <table:table-cell office:value-type="float" office:value="1586">
                <text:p>1586</text:p>
                <draw:g>
                  <svg:desc>Model2_3.D2:Model2_3.D6</svg:desc>
                </draw:g>
              </table:table-cell>
              <table:table-cell office:value-type="float" office:value="1597">
                <text:p>1597</text:p>
                <draw:g>
                  <svg:desc>Model2_3.E2:Model2_3.E6</svg:desc>
                </draw:g>
              </table:table-cell>
              <table:table-cell office:value-type="float" office:value="1594">
                <text:p>1594</text:p>
                <draw:g>
                  <svg:desc>Model2_3.F2:Model2_3.F6</svg:desc>
                </draw:g>
              </table:table-cell>
              <table:table-cell office:value-type="float" office:value="1625">
                <text:p>1625</text:p>
                <draw:g>
                  <svg:desc>Model2_3.G2:Model2_3.G6</svg:desc>
                </draw:g>
              </table:table-cell>
              <table:table-cell office:value-type="float" office:value="1635">
                <text:p>1635</text:p>
                <draw:g>
                  <svg:desc>Model2_3.H2:Model2_3.H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70">
                <text:p>370</text:p>
              </table:table-cell>
              <table:table-cell office:value-type="float" office:value="355">
                <text:p>355</text:p>
              </table:table-cell>
              <table:table-cell office:value-type="float" office:value="362">
                <text:p>362</text:p>
              </table:table-cell>
              <table:table-cell office:value-type="float" office:value="351">
                <text:p>351</text:p>
              </table:table-cell>
              <table:table-cell office:value-type="float" office:value="353">
                <text:p>353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99">
                <text:p>999</text:p>
              </table:table-cell>
              <table:table-cell office:value-type="float" office:value="508">
                <text:p>508</text:p>
              </table:table-cell>
              <table:table-cell office:value-type="float" office:value="436">
                <text:p>436</text:p>
              </table:table-cell>
              <table:table-cell office:value-type="float" office:value="483">
                <text:p>483</text:p>
              </table:table-cell>
              <table:table-cell office:value-type="float" office:value="489">
                <text:p>489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93">
                <text:p>193</text:p>
              </table:table-cell>
              <table:table-cell office:value-type="float" office:value="161">
                <text:p>161</text:p>
              </table:table-cell>
              <table:table-cell office:value-type="float" office:value="144">
                <text:p>144</text:p>
              </table:table-cell>
              <table:table-cell office:value-type="float" office:value="138">
                <text:p>138</text:p>
              </table:table-cell>
              <table:table-cell office:value-type="float" office:value="110">
                <text:p>11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95">
                <text:p>295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41">
                <text:p>41</text:p>
              </table:table-cell>
              <table:table-cell office:value-type="float" office:value="105">
                <text:p>1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073cm" svg:y="2.709cm" style:legend-expansion="high" chart:style-name="ch2"/>
        <chart:plot-area chart:style-name="ch3" table:cell-range-address="Model2_3a.B1:Model2_3a.H6" chart:data-source-has-labels="row" svg:x="0.319cm" svg:y="0.18cm" svg:width="12.435cm" svg:height="8.645cm">
          <chartooo:coordinate-region svg:x="1.311cm" svg:y="0.379cm" svg:width="11.443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odel2_3a.B2:Model2_3a.B6" chart:label-cell-address="Model2_3a.B1:Model2_3a.B1" chart:class="chart:bar">
            <chart:data-point chart:repeated="5"/>
          </chart:series>
          <chart:series chart:style-name="ch8" chart:values-cell-range-address="Model2_3a.C2:Model2_3a.C6" chart:label-cell-address="Model2_3a.C1:Model2_3a.C1" chart:class="chart:bar">
            <chart:data-point chart:repeated="5"/>
          </chart:series>
          <chart:series chart:style-name="ch9" chart:values-cell-range-address="Model2_3a.D2:Model2_3a.D6" chart:label-cell-address="Model2_3a.D1:Model2_3a.D1" chart:class="chart:bar">
            <chart:data-point chart:repeated="5"/>
          </chart:series>
          <chart:series chart:style-name="ch10" chart:values-cell-range-address="Model2_3a.E2:Model2_3a.E6" chart:label-cell-address="Model2_3a.E1:Model2_3a.E1" chart:class="chart:bar">
            <chart:data-point chart:repeated="5"/>
          </chart:series>
          <chart:series chart:style-name="ch11" chart:values-cell-range-address="Model2_3a.F2:Model2_3a.F6" chart:label-cell-address="Model2_3a.F1:Model2_3a.F1" chart:class="chart:bar">
            <chart:data-point chart:repeated="5"/>
          </chart:series>
          <chart:series chart:style-name="ch12" chart:values-cell-range-address="Model2_3a.G2:Model2_3a.G6" chart:label-cell-address="Model2_3a.G1:Model2_3a.G1" chart:class="chart:bar">
            <chart:data-point chart:repeated="5"/>
          </chart:series>
          <chart:series chart:style-name="ch13" chart:values-cell-range-address="Model2_3a.H2:Model2_3a.H6" chart:label-cell-address="Model2_3a.H1:Model2_3a.H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odel2_3a.B1:Model2_3a.B1</svg:desc>
                </draw:g>
              </table:table-cell>
              <table:table-cell office:value-type="string">
                <text:p>num samples</text:p>
                <draw:g>
                  <svg:desc>Model2_3a.C1:Model2_3a.C1</svg:desc>
                </draw:g>
              </table:table-cell>
              <table:table-cell office:value-type="string">
                <text:p>predicted ok 0</text:p>
                <draw:g>
                  <svg:desc>Model2_3a.D1:Model2_3a.D1</svg:desc>
                </draw:g>
              </table:table-cell>
              <table:table-cell office:value-type="string">
                <text:p>predicted ok 1</text:p>
                <draw:g>
                  <svg:desc>Model2_3a.E1:Model2_3a.E1</svg:desc>
                </draw:g>
              </table:table-cell>
              <table:table-cell office:value-type="string">
                <text:p>predicted ok 2</text:p>
                <draw:g>
                  <svg:desc>Model2_3a.F1:Model2_3a.F1</svg:desc>
                </draw:g>
              </table:table-cell>
              <table:table-cell office:value-type="string">
                <text:p>predicted ok 3</text:p>
                <draw:g>
                  <svg:desc>Model2_3a.G1:Model2_3a.G1</svg:desc>
                </draw:g>
              </table:table-cell>
              <table:table-cell office:value-type="string">
                <text:p>predicted ok 4</text:p>
                <draw:g>
                  <svg:desc>Model2_3a.H1:Model2_3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odel2_3a.B2:Model2_3a.B6</svg:desc>
                </draw:g>
              </table:table-cell>
              <table:table-cell office:value-type="float" office:value="1805">
                <text:p>1805</text:p>
                <draw:g>
                  <svg:desc>Model2_3a.C2:Model2_3a.C6</svg:desc>
                </draw:g>
              </table:table-cell>
              <table:table-cell office:value-type="float" office:value="1577">
                <text:p>1577</text:p>
                <draw:g>
                  <svg:desc>Model2_3a.D2:Model2_3a.D6</svg:desc>
                </draw:g>
              </table:table-cell>
              <table:table-cell office:value-type="float" office:value="1640">
                <text:p>1640</text:p>
                <draw:g>
                  <svg:desc>Model2_3a.E2:Model2_3a.E6</svg:desc>
                </draw:g>
              </table:table-cell>
              <table:table-cell office:value-type="float" office:value="1650">
                <text:p>1650</text:p>
                <draw:g>
                  <svg:desc>Model2_3a.F2:Model2_3a.F6</svg:desc>
                </draw:g>
              </table:table-cell>
              <table:table-cell office:value-type="float" office:value="1622">
                <text:p>1622</text:p>
                <draw:g>
                  <svg:desc>Model2_3a.G2:Model2_3a.G6</svg:desc>
                </draw:g>
              </table:table-cell>
              <table:table-cell office:value-type="float" office:value="1625">
                <text:p>1625</text:p>
                <draw:g>
                  <svg:desc>Model2_3a.H2:Model2_3a.H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70">
                <text:p>370</text:p>
              </table:table-cell>
              <table:table-cell office:value-type="float" office:value="343">
                <text:p>343</text:p>
              </table:table-cell>
              <table:table-cell office:value-type="float" office:value="330">
                <text:p>330</text:p>
              </table:table-cell>
              <table:table-cell office:value-type="float" office:value="314">
                <text:p>314</text:p>
              </table:table-cell>
              <table:table-cell office:value-type="float" office:value="342">
                <text:p>34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99">
                <text:p>999</text:p>
              </table:table-cell>
              <table:table-cell office:value-type="float" office:value="522">
                <text:p>522</text:p>
              </table:table-cell>
              <table:table-cell office:value-type="float" office:value="457">
                <text:p>457</text:p>
              </table:table-cell>
              <table:table-cell office:value-type="float" office:value="543">
                <text:p>543</text:p>
              </table:table-cell>
              <table:table-cell office:value-type="float" office:value="536">
                <text:p>536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93">
                <text:p>193</text:p>
              </table:table-cell>
              <table:table-cell office:value-type="float" office:value="117">
                <text:p>117</text:p>
              </table:table-cell>
              <table:table-cell office:value-type="float" office:value="141">
                <text:p>141</text:p>
              </table:table-cell>
              <table:table-cell office:value-type="float" office:value="137">
                <text:p>137</text:p>
              </table:table-cell>
              <table:table-cell office:value-type="float" office:value="140">
                <text:p>14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95">
                <text:p>295</text:p>
              </table:table-cell>
              <table:table-cell office:value-type="float" office:value="14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48">
                <text:p>48</text:p>
              </table:table-cell>
              <table:table-cell office:value-type="float" office:value="90">
                <text:p>90</text:p>
              </table:table-cell>
              <table:table-cell office:value-type="float" office:value="139">
                <text:p>1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073cm" svg:y="2.709cm" style:legend-expansion="high" chart:style-name="ch2"/>
        <chart:plot-area chart:style-name="ch3" table:cell-range-address="Model2_3b.B1:Model2_3b.H6" chart:data-source-has-labels="row" svg:x="0.319cm" svg:y="0.18cm" svg:width="12.435cm" svg:height="8.645cm">
          <chartooo:coordinate-region svg:x="1.311cm" svg:y="0.379cm" svg:width="11.443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odel2_3b.B2:Model2_3b.B6" chart:label-cell-address="Model2_3b.B1:Model2_3b.B1" chart:class="chart:bar">
            <chart:data-point chart:repeated="5"/>
          </chart:series>
          <chart:series chart:style-name="ch8" chart:values-cell-range-address="Model2_3b.C2:Model2_3b.C6" chart:label-cell-address="Model2_3b.C1:Model2_3b.C1" chart:class="chart:bar">
            <chart:data-point chart:repeated="5"/>
          </chart:series>
          <chart:series chart:style-name="ch9" chart:values-cell-range-address="Model2_3b.D2:Model2_3b.D6" chart:label-cell-address="Model2_3b.D1:Model2_3b.D1" chart:class="chart:bar">
            <chart:data-point chart:repeated="5"/>
          </chart:series>
          <chart:series chart:style-name="ch10" chart:values-cell-range-address="Model2_3b.E2:Model2_3b.E6" chart:label-cell-address="Model2_3b.E1:Model2_3b.E1" chart:class="chart:bar">
            <chart:data-point chart:repeated="5"/>
          </chart:series>
          <chart:series chart:style-name="ch11" chart:values-cell-range-address="Model2_3b.F2:Model2_3b.F6" chart:label-cell-address="Model2_3b.F1:Model2_3b.F1" chart:class="chart:bar">
            <chart:data-point chart:repeated="5"/>
          </chart:series>
          <chart:series chart:style-name="ch12" chart:values-cell-range-address="Model2_3b.G2:Model2_3b.G6" chart:label-cell-address="Model2_3b.G1:Model2_3b.G1" chart:class="chart:bar">
            <chart:data-point chart:repeated="5"/>
          </chart:series>
          <chart:series chart:style-name="ch13" chart:values-cell-range-address="Model2_3b.H2:Model2_3b.H6" chart:label-cell-address="Model2_3b.H1:Model2_3b.H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Model2_3b.B1:Model2_3b.B1</svg:desc>
                </draw:g>
              </table:table-cell>
              <table:table-cell office:value-type="string">
                <text:p>num samples</text:p>
                <draw:g>
                  <svg:desc>Model2_3b.C1:Model2_3b.C1</svg:desc>
                </draw:g>
              </table:table-cell>
              <table:table-cell office:value-type="string">
                <text:p>predicted ok 0</text:p>
                <draw:g>
                  <svg:desc>Model2_3b.D1:Model2_3b.D1</svg:desc>
                </draw:g>
              </table:table-cell>
              <table:table-cell office:value-type="string">
                <text:p>predicted ok 1</text:p>
                <draw:g>
                  <svg:desc>Model2_3b.E1:Model2_3b.E1</svg:desc>
                </draw:g>
              </table:table-cell>
              <table:table-cell office:value-type="string">
                <text:p>predicted ok 2</text:p>
                <draw:g>
                  <svg:desc>Model2_3b.F1:Model2_3b.F1</svg:desc>
                </draw:g>
              </table:table-cell>
              <table:table-cell office:value-type="string">
                <text:p>predicted ok 3</text:p>
                <draw:g>
                  <svg:desc>Model2_3b.G1:Model2_3b.G1</svg:desc>
                </draw:g>
              </table:table-cell>
              <table:table-cell office:value-type="string">
                <text:p>predicted ok 4</text:p>
                <draw:g>
                  <svg:desc>Model2_3b.H1:Model2_3b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odel2_3b.B2:Model2_3b.B6</svg:desc>
                </draw:g>
              </table:table-cell>
              <table:table-cell office:value-type="float" office:value="1805">
                <text:p>1805</text:p>
                <draw:g>
                  <svg:desc>Model2_3b.C2:Model2_3b.C6</svg:desc>
                </draw:g>
              </table:table-cell>
              <table:table-cell office:value-type="float" office:value="1591">
                <text:p>1591</text:p>
                <draw:g>
                  <svg:desc>Model2_3b.D2:Model2_3b.D6</svg:desc>
                </draw:g>
              </table:table-cell>
              <table:table-cell office:value-type="float" office:value="1638">
                <text:p>1638</text:p>
                <draw:g>
                  <svg:desc>Model2_3b.E2:Model2_3b.E6</svg:desc>
                </draw:g>
              </table:table-cell>
              <table:table-cell office:value-type="float" office:value="1607">
                <text:p>1607</text:p>
                <draw:g>
                  <svg:desc>Model2_3b.F2:Model2_3b.F6</svg:desc>
                </draw:g>
              </table:table-cell>
              <table:table-cell office:value-type="float" office:value="1598">
                <text:p>1598</text:p>
                <draw:g>
                  <svg:desc>Model2_3b.G2:Model2_3b.G6</svg:desc>
                </draw:g>
              </table:table-cell>
              <table:table-cell office:value-type="float" office:value="1626">
                <text:p>1626</text:p>
                <draw:g>
                  <svg:desc>Model2_3b.H2:Model2_3b.H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70">
                <text:p>370</text:p>
              </table:table-cell>
              <table:table-cell office:value-type="float" office:value="325">
                <text:p>325</text:p>
              </table:table-cell>
              <table:table-cell office:value-type="float" office:value="305">
                <text:p>305</text:p>
              </table:table-cell>
              <table:table-cell office:value-type="float" office:value="337">
                <text:p>337</text:p>
              </table:table-cell>
              <table:table-cell office:value-type="float" office:value="341">
                <text:p>341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99">
                <text:p>999</text:p>
              </table:table-cell>
              <table:table-cell office:value-type="float" office:value="523">
                <text:p>523</text:p>
              </table:table-cell>
              <table:table-cell office:value-type="float" office:value="512">
                <text:p>512</text:p>
              </table:table-cell>
              <table:table-cell office:value-type="float" office:value="581">
                <text:p>581</text:p>
              </table:table-cell>
              <table:table-cell office:value-type="float" office:value="579">
                <text:p>579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93">
                <text:p>193</text:p>
              </table:table-cell>
              <table:table-cell office:value-type="float" office:value="181">
                <text:p>181</text:p>
              </table:table-cell>
              <table:table-cell office:value-type="float" office:value="168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74">
                <text:p>17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95">
                <text:p>295</text:p>
              </table:table-cell>
              <table:table-cell office:value-type="float" office:value="53">
                <text:p>53</text:p>
              </table:table-cell>
              <table:table-cell office:value-type="float" office:value="121">
                <text:p>121</text:p>
              </table:table-cell>
              <table:table-cell office:value-type="float" office:value="129">
                <text:p>129</text:p>
              </table:table-cell>
              <table:table-cell office:value-type="float" office:value="178">
                <text:p>178</text:p>
              </table:table-cell>
              <table:table-cell office:value-type="float" office:value="138">
                <text:p>1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